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D000001BE43D65069FD2C4950.jpg" manifest:media-type="image/jpeg"/>
  <manifest:file-entry manifest:full-path="Pictures/10000000000003E5000001BB3153E7AA833A233C.png" manifest:media-type="image/png"/>
  <manifest:file-entry manifest:full-path="Pictures/100000000000038E00000214839E6A6E2DFE6036.jpg" manifest:media-type="image/jpeg"/>
  <manifest:file-entry manifest:full-path="Pictures/100000000000019000000190811C2DFB7ECFD523.jpg" manifest:media-type="image/jpeg"/>
  <manifest:file-entry manifest:full-path="Pictures/10000000000002D800000190BBB94989D3C2815C.jpg" manifest:media-type="image/jpeg"/>
  <manifest:file-entry manifest:full-path="Pictures/100002010000051A0000023544B9309F6AB6E769.png" manifest:media-type="image/png"/>
  <manifest:file-entry manifest:full-path="Pictures/10000000000001B1000000BAC5DFBDC309611621.jpg" manifest:media-type="image/jpeg"/>
  <manifest:file-entry manifest:full-path="Pictures/10000000000003840000038485906B35B00552DF.jpg" manifest:media-type="image/jpeg"/>
  <manifest:file-entry manifest:full-path="Pictures/10000201000001FF000000FD37A1862968668663.png" manifest:media-type="image/png"/>
  <manifest:file-entry manifest:full-path="Pictures/1000000000000190000001909E19D55962E0267D.jpg" manifest:media-type="image/jpeg"/>
  <manifest:file-entry manifest:full-path="Pictures/10000000000001F40000016E9C7CE37DD2D07E5F.jpg" manifest:media-type="image/jpeg"/>
  <manifest:file-entry manifest:full-path="Pictures/10000201000002A1000001931DB163D7839D7A28.png" manifest:media-type="image/png"/>
  <manifest:file-entry manifest:full-path="Pictures/10000000000001F4000001F444FFDFA2984828FA.jpg" manifest:media-type="image/jpeg"/>
  <manifest:file-entry manifest:full-path="Pictures/10000000000002D8000001A86E5891A5B7D3641C.jpg" manifest:media-type="image/jpeg"/>
  <manifest:file-entry manifest:full-path="Pictures/10000201000002A100000193AA3634B01AF61DA3.png" manifest:media-type="image/png"/>
  <manifest:file-entry manifest:full-path="Pictures/10000000000003D70000018BD17BA6C37C320D8D.png" manifest:media-type="image/png"/>
  <manifest:file-entry manifest:full-path="Pictures/10000000000003A30000018787CD5AD7E767E260.png" manifest:media-type="image/png"/>
  <manifest:file-entry manifest:full-path="Pictures/10000201000002510000014EC1E7FDAA67625078.png" manifest:media-type="image/png"/>
  <manifest:file-entry manifest:full-path="Pictures/100002010000044800000240660A3FBBCEA53581.png" manifest:media-type="image/png"/>
  <manifest:file-entry manifest:full-path="Pictures/1000020100000391000002340CC5A0E358CA768E.png" manifest:media-type="image/png"/>
  <manifest:file-entry manifest:full-path="Pictures/10000201000002A100000193B7E5E0B8A375ADB5.png" manifest:media-type="image/png"/>
  <manifest:file-entry manifest:full-path="Pictures/100000000000020A0000020AB280EFFDB3057193.jpg" manifest:media-type="image/jpeg"/>
  <manifest:file-entry manifest:full-path="Pictures/10000000000000E1000000E13EA011BD7A4B6F4D.jpg" manifest:media-type="image/jpeg"/>
  <manifest:file-entry manifest:full-path="Pictures/100002010000012C00000123222AD1FB5B11C157.png" manifest:media-type="image/png"/>
  <manifest:file-entry manifest:full-path="Pictures/10000201000002A1000001931C945508777DAC88.png" manifest:media-type="image/png"/>
  <manifest:file-entry manifest:full-path="Pictures/10000000000001A90000011AD8E763C27624B245.jpg" manifest:media-type="image/jpeg"/>
  <manifest:file-entry manifest:full-path="Pictures/1000020100000563000002AD701F29C1865A435F.png" manifest:media-type="image/png"/>
  <manifest:file-entry manifest:full-path="Pictures/10000201000000C8000000F339E85AAC15B1CAC1.png" manifest:media-type="image/png"/>
  <manifest:file-entry manifest:full-path="Pictures/10000000000001E000000168DD8ABA0C7C0BFE3B.jpg" manifest:media-type="image/jpeg"/>
  <manifest:file-entry manifest:full-path="Pictures/10000201000002A100000193C8281EF3BDADA6A6.png" manifest:media-type="image/png"/>
  <manifest:file-entry manifest:full-path="Pictures/10000000000002640000025A11A031A72F8330AE.jpg" manifest:media-type="image/jpeg"/>
  <manifest:file-entry manifest:full-path="Pictures/10000000000001AE0000009684290411942BCA7E.png" manifest:media-type="image/png"/>
  <manifest:file-entry manifest:full-path="Pictures/10000000000002730000013A4F5C2E91747FE0AD.png" manifest:media-type="image/png"/>
  <manifest:file-entry manifest:full-path="Pictures/100000000000027E00000168FBEE82A335574F4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599cm"/>
    </style:style>
    <style:style style:name="gr6" style:family="graphic" style:parent-style-name="standard">
      <style:graphic-properties draw:stroke="none" draw:fill="none" fo:min-height="1.59cm"/>
    </style:style>
    <style:style style:name="gr7" style:family="graphic" style:parent-style-name="standard">
      <style:graphic-properties svg:stroke-width="0.081cm" svg:stroke-color="#ef413d" draw:marker-start-width="0.321cm" draw:marker-end-width="0.321cm" draw:fill="none" draw:textarea-horizontal-align="justify" draw:textarea-vertical-align="middle" draw:auto-grow-height="false" fo:min-height="1.782cm" fo:min-width="5.596cm" fo:padding-top="0.165cm" fo:padding-bottom="0.165cm" fo:padding-left="0.29cm" fo:padding-right="0.29cm"/>
    </style:style>
    <style:style style:name="gr8" style:family="graphic" style:parent-style-name="standard">
      <style:graphic-properties draw:stroke="none" draw:fill="none" fo:min-height="3.177cm"/>
    </style:style>
    <style:style style:name="gr9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1.274cm" fo:min-width="9.406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3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42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18cm" fo:min-width="8.23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27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41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21" style:family="graphic" style:parent-style-name="standard">
      <style:graphic-properties svg:stroke-width="0.106cm" svg:stroke-color="#ed1c24" draw:marker-start-width="0.358cm" draw:marker-end-width="0.358cm" draw:fill="none" draw:textarea-horizontal-align="justify" draw:textarea-vertical-align="middle" draw:auto-grow-height="false" fo:min-height="1.02cm" fo:min-width="3.818cm" fo:padding-top="0.177cm" fo:padding-bottom="0.177cm" fo:padding-left="0.302cm" fo:padding-right="0.302cm"/>
    </style:style>
    <style:style style:name="gr22" style:family="graphic" style:parent-style-name="standard">
      <style:graphic-properties svg:stroke-width="0.106cm" svg:stroke-color="#fff200" draw:marker-start-width="0.358cm" draw:marker-end-width="0.358cm" draw:fill="none" draw:textarea-horizontal-align="justify" draw:textarea-vertical-align="middle" draw:auto-grow-height="false" fo:min-height="0.662cm" fo:min-width="3.714cm" fo:padding-top="0.177cm" fo:padding-bottom="0.177cm" fo:padding-left="0.302cm" fo:padding-right="0.302cm"/>
    </style:style>
    <style:style style:name="gr23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.766cm" fo:min-width="19.058cm" fo:padding-top="0.165cm" fo:padding-bottom="0.165cm" fo:padding-left="0.29cm" fo:padding-right="0.29cm"/>
    </style:style>
    <style:style style:name="gr24" style:family="graphic" style:parent-style-name="standard">
      <style:graphic-properties svg:stroke-width="0.053cm" svg:stroke-color="#fff200" draw:marker-start-width="0.279cm" draw:marker-end-width="0.279cm" draw:fill="none" draw:textarea-horizontal-align="justify" draw:textarea-vertical-align="middle" draw:auto-grow-height="false" fo:min-height="0.766cm" fo:min-width="10.676cm" fo:padding-top="0.151cm" fo:padding-bottom="0.151cm" fo:padding-left="0.276cm" fo:padding-right="0.276cm"/>
    </style:style>
    <style:style style:name="gr25" style:family="graphic" style:parent-style-name="standard">
      <style:graphic-properties draw:stroke="none" draw:fill="none" fo:min-height="2.492cm"/>
    </style:style>
    <style:style style:name="gr26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none" draw:fill="none" fo:min-height="3.16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0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1.168cm" fo:min-width="7.268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ef413d" draw:marker-start-width="0.28cm" draw:marker-end-width="0.28cm" draw:fill="none" draw:textarea-horizontal-align="justify" draw:textarea-vertical-align="middle" draw:auto-grow-height="false" fo:min-height="1.168cm" fo:min-width="7.268cm" fo:padding-top="0.152cm" fo:padding-bottom="0.152cm" fo:padding-left="0.277cm" fo:padding-right="0.277cm"/>
    </style:style>
    <style:style style:name="gr32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title">
      <style:graphic-properties fo:min-height="4.235cm"/>
    </style:style>
    <style:style style:name="pr10" style:family="presentation" style:parent-style-name="Impress1-subtitle">
      <style:graphic-properties draw:fill-color="#ffffff" draw:auto-grow-height="true" fo:min-height="16.26cm"/>
    </style:style>
    <style:style style:name="pr11" style:family="presentation" style:parent-style-name="Impress1-subtitle">
      <style:graphic-properties draw:fill-color="#ffffff" fo:min-height="12.18cm"/>
    </style:style>
    <style:style style:name="pr12" style:family="presentation" style:parent-style-name="Impress1-subtitle">
      <style:graphic-properties draw:fill-color="#ffffff" draw:auto-grow-height="true" fo:min-height="12.18cm"/>
    </style:style>
    <style:style style:name="pr13" style:family="presentation" style:parent-style-name="Impress1-subtitle">
      <style:graphic-properties draw:fill-color="#ffffff" fo:min-height="16.26cm"/>
    </style:style>
    <style:style style:name="pr14" style:family="presentation" style:parent-style-name="Impress1-outline1">
      <style:graphic-properties fo:min-height="8.121cm"/>
    </style:style>
    <style:style style:name="P1" style:family="paragraph"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ffffff" fo:font-size="36pt" style:font-size-asian="36pt" style:font-size-complex="36pt"/>
    </style:style>
    <style:style style:name="P6" style:family="paragraph">
      <style:text-properties fo:color="#ffffff" fo:font-size="20pt" style:font-size-asian="20pt" style:font-size-complex="20pt"/>
    </style:style>
    <style:style style:name="P7" style:family="paragraph">
      <style:text-properties fo:color="#ffffff"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Open Sans" fo:font-size="22pt" style:font-size-asian="22pt" style:font-size-complex="22pt"/>
    </style:style>
    <style:style style:name="P10" style:family="paragraph">
      <loext:graphic-properties draw:fill="none" draw:fill-color="#ffffff"/>
      <style:text-properties style:font-name="Open Sans" fo:font-size="24pt" style:font-size-asian="24pt" style:font-size-complex="24pt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color="#ffffff" style:font-name="Consolas"/>
    </style:style>
    <style:style style:name="P15" style:family="paragraph">
      <loext:graphic-properties draw:fill="none"/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P16" style:family="paragraph">
      <style:text-properties style:font-name="Consolas" fo:font-size="32pt" style:font-size-asian="32pt" style:font-size-complex="32pt"/>
    </style:style>
    <style:style style:name="P17" style:family="paragraph">
      <style:text-properties style:font-name="Consolas"/>
    </style:style>
    <style:style style:name="P18" style:family="paragraph">
      <loext:graphic-properties draw:fill="none" draw:fill-color="#ffffff"/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 draw:fill-color="#ffffff"/>
      <style:text-properties fo:font-size="22pt" style:font-size-asian="22pt" style:font-size-complex="22pt"/>
    </style:style>
    <style:style style:name="P20" style:family="paragraph">
      <style:text-properties style:font-name="Consolas" fo:font-weight="normal" style:font-weight-asian="normal" style:font-weight-complex="normal"/>
    </style:style>
    <style:style style:name="P21" style:family="paragraph">
      <loext:graphic-properties draw:fill-color="#ffffff"/>
      <style:text-properties style:font-name="Consolas" fo:font-size="72pt" fo:font-weight="bold" style:font-size-asian="72pt" style:font-weight-asian="bold" style:font-size-complex="72pt" style:font-weight-complex="bold"/>
    </style:style>
    <style:style style:name="P22" style:family="paragraph">
      <loext:graphic-properties draw:fill="none" draw:fill-color="#ffffff"/>
      <style:text-properties fo:font-size="26pt" style:font-size-asian="26pt" style:font-size-complex="26pt"/>
    </style:style>
    <style:style style:name="P23" style:family="paragraph">
      <loext:graphic-properties draw:fill="none" draw:fill-color="#ffffff"/>
      <style:text-properties fo:color="#ce181e" style:font-name="MV Boli" fo:font-size="20pt" fo:font-weight="bold" style:font-weight-asian="bold" style:font-weight-complex="bold"/>
    </style:style>
    <style:style style:name="P24" style:family="paragraph">
      <style:text-properties fo:font-size="24pt" style:font-size-asian="24pt" style:font-size-complex="24pt"/>
    </style:style>
    <style:style style:name="P25" style:family="paragraph">
      <loext:graphic-properties draw:fill="none" draw:fill-color="#ffffff"/>
      <style:text-properties fo:color="#ce181e" style:font-name="MV Boli" fo:font-weight="bold" style:font-weight-asian="bold" style:font-weight-complex="bold"/>
    </style:style>
    <style:style style:name="P26" style:family="paragraph">
      <loext:graphic-properties draw:fill-color="#ffffff"/>
      <style:paragraph-properties fo:margin-left="0cm" fo:margin-right="0cm" fo:text-indent="0cm"/>
    </style:style>
    <style:style style:name="P27" style:family="paragraph">
      <loext:graphic-properties draw:fill="none" draw:fill-color="#ffffff"/>
      <style:text-properties fo:color="#ce181e" style:font-name="MV Boli" fo:font-size="20pt" fo:font-weight="bold" style:font-size-asian="20pt" style:font-weight-asian="bold" style:font-size-complex="20pt" style:font-weight-complex="bold"/>
    </style:style>
    <style:style style:name="P28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29" style:family="paragraph">
      <loext:graphic-properties draw:fill="none" draw:fill-color="#ffffff"/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P30" style:family="paragraph">
      <style:text-properties fo:font-size="28pt" style:font-size-asian="28pt" style:font-size-complex="28pt"/>
    </style:style>
    <style:style style:name="P31" style:family="paragraph">
      <loext:graphic-properties draw:fill="none"/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P32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P33" style:family="paragraph">
      <loext:graphic-properties draw:fill="none" draw:fill-color="#ffffff"/>
      <style:text-properties fo:color="#ce181e" style:font-name="MV Boli" fo:font-size="24pt" fo:font-weight="bold" style:font-size-asian="24pt" style:font-weight-asian="bold" style:font-size-complex="24pt" style:font-weight-complex="bold"/>
    </style:style>
    <style:style style:name="P34" style:family="paragraph">
      <style:text-properties style:font-name="Consolas" fo:font-size="24pt" style:font-size-asian="24pt" style:font-size-complex="24pt"/>
    </style:style>
    <style:style style:name="P35" style:family="paragraph">
      <style:text-properties fo:font-size="22pt" style:font-size-asian="22pt" style:font-size-complex="22pt"/>
    </style:style>
    <style:style style:name="P36" style:family="paragraph">
      <style:text-properties style:font-name="Consolas" fo:font-size="20pt" style:font-size-asian="20pt" style:font-size-complex="20pt"/>
    </style:style>
    <style:style style:name="P37" style:family="paragraph">
      <loext:graphic-properties draw:fill-color="#ffffff"/>
      <style:text-properties fo:font-size="40pt" style:font-size-asian="40pt" style:font-size-complex="40pt"/>
    </style:style>
    <style:style style:name="T1" style:family="text">
      <style:text-properties fo:color="#ffffff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color="#ffffff" fo:font-size="36pt" style:font-size-asian="36pt" style:font-size-complex="36pt"/>
    </style:style>
    <style:style style:name="T7" style:family="text">
      <style:text-properties fo:color="#ffffff" fo:font-size="32pt" style:font-size-asian="32pt" style:font-size-complex="32pt"/>
    </style:style>
    <style:style style:name="T8" style:family="text">
      <style:text-properties fo:color="#ffffff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9" style:family="text">
      <style:text-properties fo:color="#ffffff" fo:font-size="20pt" style:font-size-asian="20pt" style:font-size-complex="20pt"/>
    </style:style>
    <style:style style:name="T10" style:family="text">
      <style:text-properties fo:color="#ffffff" fo:font-size="14pt" style:font-size-asian="14pt" style:font-size-complex="14pt"/>
    </style:style>
    <style:style style:name="T11" style:family="text">
      <style:text-properties fo:color="#ffff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2" style:family="text">
      <style:text-properties style:font-name="Open Sans" fo:font-size="22pt" style:font-size-asian="22pt" style:font-size-complex="22pt"/>
    </style:style>
    <style:style style:name="T13" style:family="text">
      <style:text-properties style:font-name="Open Sans" fo:font-size="24pt" style:font-size-asian="24pt" style:font-size-complex="24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ffffff" fo:font-weight="bold" style:font-weight-asian="bold" style:font-weight-complex="bold"/>
    </style:style>
    <style:style style:name="T17" style:family="text">
      <style:text-properties fo:color="#1b75bc" style:font-name="Consolas"/>
    </style:style>
    <style:style style:name="T18" style:family="text">
      <style:text-properties fo:color="#ffffff" style:font-name="Consolas"/>
    </style:style>
    <style:style style:name="T19" style:family="text">
      <style:text-properties fo:color="#bce4e5" style:font-name="Consolas"/>
    </style:style>
    <style:style style:name="T20" style:family="text">
      <style:text-properties fo:color="#72bf44" style:font-name="Consolas"/>
    </style:style>
    <style:style style:name="T21" style:family="text">
      <style:text-properties style:font-name="Consolas"/>
    </style:style>
    <style:style style:name="T22" style:family="text"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1b75bc" style:font-name="Consolas" fo:font-size="32pt" style:font-size-asian="32pt" style:font-size-complex="32pt"/>
    </style:style>
    <style:style style:name="T24" style:family="text">
      <style:text-properties fo:color="#ffffff" style:font-name="Consolas" fo:font-size="32pt" style:font-size-asian="32pt" style:font-size-complex="32pt"/>
    </style:style>
    <style:style style:name="T25" style:family="text">
      <style:text-properties fo:color="#f58220" style:font-name="Consolas" fo:font-size="32pt" style:font-size-asian="32pt" style:font-size-complex="32pt"/>
    </style:style>
    <style:style style:name="T26" style:family="text">
      <style:text-properties style:font-name="Consolas" fo:font-size="32pt" style:font-size-asian="32pt" style:font-size-complex="32pt"/>
    </style:style>
    <style:style style:name="T27" style:family="text">
      <style:text-properties fo:color="#72bf44" style:font-name="Consolas" fo:font-size="32pt" style:font-size-asian="32pt" style:font-size-complex="32pt"/>
    </style:style>
    <style:style style:name="T28" style:family="text">
      <style:text-properties fo:font-size="32pt"/>
    </style:style>
    <style:style style:name="T29" style:family="text">
      <style:text-properties fo:color="#65c295" style:font-name="Consolas"/>
    </style:style>
    <style:style style:name="T30" style:family="text">
      <style:text-properties fo:color="#f58220" style:font-name="Consolas"/>
    </style:style>
    <style:style style:name="T31" style:family="text">
      <style:text-properties fo:color="#ffffff" style:font-name="Consolas" fo:font-weight="bold" style:font-weight-asian="bold" style:font-weight-complex="bold"/>
    </style:style>
    <style:style style:name="T32" style:family="text">
      <style:text-properties fo:color="#00b274" style:font-name="Consolas" fo:font-weight="bold" style:font-weight-asian="bold" style:font-weight-complex="bold"/>
    </style:style>
    <style:style style:name="T33" style:family="text">
      <style:text-properties fo:color="#00b274" style:font-name="Consolas"/>
    </style:style>
    <style:style style:name="T34" style:family="text">
      <style:text-properties fo:color="#00a65d" style:font-name="Consolas" fo:font-weight="bold" style:font-weight-asian="bold" style:font-weight-complex="bold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fo:color="#ffffff" style:font-name="Consolas" fo:font-weight="normal" style:font-weight-asian="normal" style:font-weight-complex="normal"/>
    </style:style>
    <style:style style:name="T37" style:family="text">
      <style:text-properties fo:color="#65c295" style:font-name="Consolas" fo:font-weight="bold" style:font-weight-asian="bold" style:font-weight-complex="bold"/>
    </style:style>
    <style:style style:name="T38" style:family="text">
      <style:text-properties fo:color="#65c295" style:font-name="Consolas" fo:font-weight="normal" style:font-weight-asian="normal" style:font-weight-complex="normal"/>
    </style:style>
    <style:style style:name="T39" style:family="text">
      <style:text-properties fo:color="#72bf44" style:font-name="Consolas" fo:font-weight="normal" style:font-weight-asian="normal" style:font-weight-complex="normal"/>
    </style:style>
    <style:style style:name="T40" style:family="text">
      <style:text-properties fo:color="#ffffff" style:font-name="Consolas" fo:font-size="20pt" fo:font-weight="normal" style:font-size-asian="20pt" style:font-weight-asian="normal" style:font-size-complex="20pt" style:font-weight-complex="normal"/>
    </style:style>
    <style:style style:name="T41" style:family="text">
      <style:text-properties fo:color="#5e8ac7" style:font-name="Consolas"/>
    </style:style>
    <style:style style:name="T42" style:family="text">
      <style:text-properties fo:color="#ce181e" style:font-name="Consolas" fo:font-weight="bold" style:font-weight-asian="bold" style:font-weight-complex="bold"/>
    </style:style>
    <style:style style:name="T43" style:family="text">
      <style:text-properties fo:color="#ce181e" style:font-name="Consolas" fo:font-weight="normal" style:font-weight-asian="normal" style:font-weight-complex="normal"/>
    </style:style>
    <style:style style:name="T44" style:family="text">
      <style:text-properties style:use-window-font-color="true" style:font-name="Consolas" fo:font-weight="normal" style:font-weight-asian="normal" style:font-weight-complex="normal"/>
    </style:style>
    <style:style style:name="T45" style:family="text">
      <style:text-properties style:font-name="Consolas" fo:font-size="72pt" fo:font-weight="bold" style:font-size-asian="72pt" style:font-weight-asian="bold" style:font-size-complex="72pt" style:font-weight-complex="bold"/>
    </style:style>
    <style:style style:name="T46" style:family="text">
      <style:text-properties fo:font-size="26pt" style:font-size-asian="26pt" style:font-size-complex="26pt"/>
    </style:style>
    <style:style style:name="T4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fo:color="#ffffff" style:font-name="Consolas" fo:font-size="20pt" style:font-size-asian="20pt" style:font-size-complex="20pt"/>
    </style:style>
    <style:style style:name="T49" style:family="text">
      <style:text-properties fo:color="#ce181e" style:font-name="Consolas"/>
    </style:style>
    <style:style style:name="T50" style:family="text">
      <style:text-properties fo:color="#87d1d1" style:font-name="Consolas"/>
    </style:style>
    <style:style style:name="T51" style:family="text">
      <style:text-properties fo:color="#fff200" style:font-name="Consolas"/>
    </style:style>
    <style:style style:name="T52" style:family="text">
      <style:text-properties fo:color="#ce181e" style:font-name="MV Boli" fo:font-size="20pt" fo:font-weight="bold" style:font-weight-asian="bold" style:font-weight-complex="bold"/>
    </style:style>
    <style:style style:name="T53" style:family="text">
      <style:text-properties style:font-name="Consolas" fo:font-size="22pt" style:font-size-asian="22pt" style:font-size-complex="22pt"/>
    </style:style>
    <style:style style:name="T54" style:family="text">
      <style:text-properties fo:color="#bce4e5" style:font-name="Consolas" fo:font-size="22pt" style:font-size-asian="22pt" style:font-size-complex="22pt"/>
    </style:style>
    <style:style style:name="T55" style:family="text">
      <style:text-properties fo:color="#00b6bd" style:font-name="Consolas" fo:font-size="22pt" style:font-size-asian="22pt" style:font-size-complex="22pt"/>
    </style:style>
    <style:style style:name="T56" style:family="text">
      <style:text-properties fo:font-size="24pt" style:font-size-asian="24pt" style:font-size-complex="24pt"/>
    </style:style>
    <style:style style:name="T57" style:family="text">
      <style:text-properties style:text-position="33% 58%" fo:font-size="24pt" style:font-size-asian="24pt" style:font-size-complex="24pt"/>
    </style:style>
    <style:style style:name="T58" style:family="text">
      <style:text-properties style:text-position="33% 58%" style:font-name="Consolas" fo:font-size="24pt" style:font-size-asian="24pt" style:font-size-complex="24pt"/>
    </style:style>
    <style:style style:name="T59" style:family="text">
      <style:text-properties style:text-position="0% 100%" style:font-name="Consolas" fo:font-size="24pt" style:font-size-asian="24pt" style:font-size-complex="24pt"/>
    </style:style>
    <style:style style:name="T60" style:family="text">
      <style:text-properties fo:color="#bce4e5" style:text-position="0% 100%" style:font-name="Consolas" fo:font-size="24pt" style:font-size-asian="24pt" style:font-size-complex="24pt"/>
    </style:style>
    <style:style style:name="T61" style:family="text">
      <style:text-properties fo:color="#00b6bd" style:text-position="0% 100%" style:font-name="Consolas" fo:font-size="24pt" style:font-size-asian="24pt" style:font-size-complex="24pt"/>
    </style:style>
    <style:style style:name="T62" style:family="text">
      <style:text-properties fo:color="#1b75bc" style:text-position="0% 100%" style:font-name="Consolas" fo:font-size="24pt" style:font-size-asian="24pt" style:font-size-complex="24pt"/>
    </style:style>
    <style:style style:name="T63" style:family="text">
      <style:text-properties style:text-position="0% 100%" style:font-name="Consolas" fo:font-size="22pt" style:font-size-asian="22pt" style:font-size-complex="22pt"/>
    </style:style>
    <style:style style:name="T64" style:family="text">
      <style:text-properties fo:color="#bce4e5" style:text-position="0% 100%" style:font-name="Consolas" fo:font-size="22pt" style:font-size-asian="22pt" style:font-size-complex="22pt"/>
    </style:style>
    <style:style style:name="T65" style:family="text">
      <style:text-properties fo:color="#00b6bd" style:text-position="0% 100%" style:font-name="Consolas" fo:font-size="22pt" style:font-size-asian="22pt" style:font-size-complex="22pt"/>
    </style:style>
    <style:style style:name="T66" style:family="text">
      <style:text-properties fo:color="#5e8ac7" style:text-position="0% 100%" style:font-name="Consolas" fo:font-size="22pt" style:font-size-asian="22pt" style:font-size-complex="22pt"/>
    </style:style>
    <style:style style:name="T67" style:family="text">
      <style:text-properties fo:color="#1b75bc" style:text-position="0% 100%" style:font-name="Consolas" fo:font-size="22pt" style:font-size-asian="22pt" style:font-size-complex="22pt"/>
    </style:style>
    <style:style style:name="T68" style:family="text">
      <style:text-properties fo:color="#ce181e" style:font-name="MV Boli" fo:font-weight="bold" style:font-weight-asian="bold" style:font-weight-complex="bold"/>
    </style:style>
    <style:style style:name="T69" style:family="text">
      <style:text-properties style:text-position="0% 100%" style:font-name="Open Sans" fo:font-size="24pt" style:font-size-asian="24pt" style:font-size-complex="24pt"/>
    </style:style>
    <style:style style:name="T70" style:family="text">
      <style:text-properties style:text-position="-33% 58%" style:font-name="Open Sans" fo:font-size="24pt" style:font-size-asian="24pt" style:font-size-complex="24pt"/>
    </style:style>
    <style:style style:name="T71" style:family="text">
      <style:text-properties fo:color="#5565af" style:text-position="0% 100%" style:font-name="Consolas" fo:font-size="24pt" style:font-size-asian="24pt" style:font-size-complex="24pt"/>
    </style:style>
    <style:style style:name="T72" style:family="text">
      <style:text-properties fo:color="#59c5c7" style:text-position="0% 100%" style:font-name="Consolas" fo:font-size="24pt" style:font-size-asian="24pt" style:font-size-complex="24pt"/>
    </style:style>
    <style:style style:name="T73" style:family="text">
      <style:text-properties fo:color="#fedcc6" style:text-position="0% 100%" style:font-name="Consolas" fo:font-size="24pt" style:font-size-asian="24pt" style:font-size-complex="24pt"/>
    </style:style>
    <style:style style:name="T74" style:family="text">
      <style:text-properties fo:color="#ce181e" style:font-name="MV Boli" fo:font-size="20pt" fo:font-weight="bold" style:font-size-asian="20pt" style:font-weight-asian="bold" style:font-size-complex="20pt" style:font-weight-complex="bold"/>
    </style:style>
    <style:style style:name="T75" style:family="text">
      <style:text-properties fo:font-size="44pt" fo:font-weight="bold" style:font-size-asian="44pt" style:font-weight-asian="bold" style:font-size-complex="44pt" style:font-weight-complex="bold"/>
    </style:style>
    <style:style style:name="T76" style:family="text"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T77" style:family="text">
      <style:text-properties fo:color="#0066b3" style:font-name="Consolas"/>
    </style:style>
    <style:style style:name="T78" style:family="text">
      <style:text-properties fo:color="#8ccfb7" style:font-name="Consolas"/>
    </style:style>
    <style:style style:name="T79" style:family="text">
      <style:text-properties fo:color="#faa61a" style:text-position="0% 100%" style:font-name="Consolas" fo:font-size="28pt" fo:font-weight="bold" style:font-size-asian="28pt" style:font-weight-asian="bold" style:font-size-complex="28pt" style:font-weight-complex="bold"/>
    </style:style>
    <style:style style:name="T80" style:family="text">
      <style:text-properties style:text-position="0% 100%" style:font-name="Consolas" fo:font-size="28pt" fo:font-weight="bold" style:font-size-asian="28pt" style:font-weight-asian="bold" style:font-size-complex="28pt" style:font-weight-complex="bold"/>
    </style:style>
    <style:style style:name="T81" style:family="text">
      <style:text-properties fo:color="#ce181e" style:text-position="0% 100%" style:font-name="Consolas" fo:font-size="28pt" fo:font-weight="bold" style:font-size-asian="28pt" style:font-weight-asian="bold" style:font-size-complex="28pt" style:font-weight-complex="bold"/>
    </style:style>
    <style:style style:name="T82" style:family="text">
      <style:text-properties fo:color="#ce181e" style:text-position="0% 100%" style:font-name="Consolas" fo:font-size="28pt" style:font-size-asian="28pt" style:font-size-complex="28pt"/>
    </style:style>
    <style:style style:name="T83" style:family="text">
      <style:text-properties style:use-window-font-color="true" style:text-position="0% 100%" style:font-name="Consolas" fo:font-size="28pt" fo:font-weight="bold" style:font-size-asian="28pt" style:font-weight-asian="bold" style:font-size-complex="28pt" style:font-weight-complex="bold"/>
    </style:style>
    <style:style style:name="T84" style:family="text">
      <style:text-properties fo:color="#ed1c24" style:text-position="0% 100%" style:font-name="Consolas" fo:font-size="28pt" fo:font-weight="bold" style:font-size-asian="28pt" style:font-weight-asian="bold" style:font-size-complex="28pt" style:font-weight-complex="bold"/>
    </style:style>
    <style:style style:name="T85" style:family="text">
      <style:text-properties fo:color="#ffffff" style:text-position="0% 100%" style:font-name="Consolas" fo:font-size="28pt" fo:font-weight="bold" style:font-size-asian="28pt" style:font-weight-asian="bold" style:font-size-complex="28pt" style:font-weight-complex="bold"/>
    </style:style>
    <style:style style:name="T86" style:family="text">
      <style:text-properties fo:color="#8f93c7" style:text-position="0% 100%" style:font-name="Consolas" fo:font-size="14pt" style:font-size-asian="14pt" style:font-size-complex="14pt"/>
    </style:style>
    <style:style style:name="T87" style:family="text">
      <style:text-properties style:font-name="Consolas" fo:font-size="14pt" style:font-size-asian="14pt" style:font-size-complex="14pt"/>
    </style:style>
    <style:style style:name="T88" style:family="text">
      <style:text-properties fo:color="#59c5c7" style:font-name="Consolas" fo:font-size="14pt" style:font-size-asian="14pt" style:font-size-complex="14pt"/>
    </style:style>
    <style:style style:name="T89" style:family="text">
      <style:text-properties fo:color="#009598" style:font-name="Consolas" fo:font-size="28pt" fo:font-weight="bold" style:font-size-asian="28pt" style:font-weight-asian="bold" style:font-size-complex="28pt" style:font-weight-complex="bold"/>
    </style:style>
    <style:style style:name="T90" style:family="text">
      <style:text-properties style:font-name="Consolas" fo:font-size="18pt" style:font-size-asian="18pt" style:font-size-complex="18pt"/>
    </style:style>
    <style:style style:name="T91" style:family="text">
      <style:text-properties fo:color="#8f93c7" style:font-name="Consolas" fo:font-size="14pt" style:font-size-asian="14pt" style:font-size-complex="14pt"/>
    </style:style>
    <style:style style:name="T92" style:family="text">
      <style:text-properties fo:color="#f58220" style:font-name="Consolas" fo:font-size="16pt" style:font-size-asian="16pt" style:font-size-complex="16pt"/>
    </style:style>
    <style:style style:name="T93" style:family="text">
      <style:text-properties fo:color="#fff200" style:font-name="Consolas" fo:font-size="10pt" style:font-size-asian="10pt" style:font-size-complex="10pt"/>
    </style:style>
    <style:style style:name="T94" style:family="text">
      <style:text-properties fo:color="#fff200" style:font-name="Consolas" fo:font-size="15pt" style:font-size-asian="15pt" style:font-size-complex="15pt"/>
    </style:style>
    <style:style style:name="T95" style:family="text">
      <style:text-properties fo:color="#ed1c24" style:font-name="Consolas"/>
    </style:style>
    <style:style style:name="T96" style:family="text">
      <style:text-properties fo:color="#f79448" style:font-name="Consolas"/>
    </style:style>
    <style:style style:name="T97" style:family="text">
      <style:text-properties fo:color="#5e8ac7" style:font-name="Consolas" fo:background-color="#ed1c24"/>
    </style:style>
    <style:style style:name="T98" style:family="text">
      <style:text-properties fo:color="#ed1c24" style:font-name="Consolas" fo:background-color="#ed1c24"/>
    </style:style>
    <style:style style:name="T99" style:family="text">
      <style:text-properties style:font-name="Consolas" fo:background-color="#ed1c24"/>
    </style:style>
    <style:style style:name="T100" style:family="text">
      <style:text-properties fo:color="#f79448" style:font-name="Consolas" fo:background-color="#ed1c24"/>
    </style:style>
    <style:style style:name="T101" style:family="text">
      <style:text-properties fo:color="#5e8ac7" style:font-name="Consolas" fo:background-color="#f58220"/>
    </style:style>
    <style:style style:name="T102" style:family="text">
      <style:text-properties fo:color="#f79448" style:font-name="Consolas" fo:background-color="#f58220"/>
    </style:style>
    <style:style style:name="T103" style:family="text">
      <style:text-properties style:font-name="Consolas" fo:background-color="#f58220"/>
    </style:style>
    <style:style style:name="T104" style:family="text">
      <style:text-properties fo:color="#5e8ac7" style:font-name="Consolas" fo:background-color="#ffffff"/>
    </style:style>
    <style:style style:name="T105" style:family="text">
      <style:text-properties style:font-name="Consolas" fo:background-color="#ffffff"/>
    </style:style>
    <style:style style:name="T106" style:family="text">
      <style:text-properties style:use-window-font-color="true" style:font-name="Consolas"/>
    </style:style>
    <style:style style:name="T107" style:family="text">
      <style:text-properties fo:font-size="48pt" fo:font-weight="bold" style:font-size-asian="48pt" style:font-weight-asian="bold" style:font-size-complex="48pt" style:font-weight-complex="bold"/>
    </style:style>
    <style:style style:name="T108" style:family="text">
      <style:text-properties fo:color="#ce181e" style:font-name="MV Boli" fo:font-size="24pt" fo:font-weight="bold" style:font-size-asian="24pt" style:font-weight-asian="bold" style:font-size-complex="24pt" style:font-weight-complex="bold"/>
    </style:style>
    <style:style style:name="T109" style:family="text">
      <style:text-properties fo:color="#7da7d8" style:font-name="Consolas" fo:font-size="24pt" style:font-size-asian="24pt" style:font-size-complex="24pt"/>
    </style:style>
    <style:style style:name="T110" style:family="text">
      <style:text-properties style:font-name="Consolas" fo:font-size="24pt" style:font-size-asian="24pt" style:font-size-complex="24pt"/>
    </style:style>
    <style:style style:name="T111" style:family="text">
      <style:text-properties fo:color="#5e8ac7" style:font-name="Consolas" fo:font-size="24pt" style:font-size-asian="24pt" style:font-size-complex="24pt"/>
    </style:style>
    <style:style style:name="T112" style:family="text">
      <style:text-properties fo:color="#00b274" style:font-name="Consolas" fo:font-size="24pt" style:font-size-asian="24pt" style:font-size-complex="24pt"/>
    </style:style>
    <style:style style:name="T113" style:family="text">
      <style:text-properties fo:color="#65c295" style:font-name="Consolas" fo:font-size="24pt" style:font-size-asian="24pt" style:font-size-complex="24pt"/>
    </style:style>
    <style:style style:name="T114" style:family="text">
      <style:text-properties fo:color="#7da7d8" style:font-name="Consolas" fo:font-size="22pt" style:font-size-asian="22pt" style:font-size-complex="22pt"/>
    </style:style>
    <style:style style:name="T115" style:family="text">
      <style:text-properties fo:color="#89c765" style:font-name="Consolas" fo:font-size="22pt" style:font-size-asian="22pt" style:font-size-complex="22pt"/>
    </style:style>
    <style:style style:name="T116" style:family="text">
      <style:text-properties fo:color="#ffffff" style:font-name="Consolas" fo:font-size="22pt" style:font-size-asian="22pt" style:font-size-complex="22pt"/>
    </style:style>
    <style:style style:name="T117" style:family="text">
      <style:text-properties fo:color="#add58a" style:font-name="Consolas" fo:font-size="22pt" style:font-size-asian="22pt" style:font-size-complex="22pt"/>
    </style:style>
    <style:style style:name="T118" style:family="text">
      <style:text-properties fo:color="#5e8ac7" style:font-name="Consolas" fo:font-size="22pt" style:font-size-asian="22pt" style:font-size-complex="22pt"/>
    </style:style>
    <style:style style:name="T119" style:family="text">
      <style:text-properties fo:color="#f58220" style:font-name="Consolas" fo:font-size="22pt" style:font-size-asian="22pt" style:font-size-complex="22pt"/>
    </style:style>
    <style:style style:name="T120" style:family="text">
      <style:text-properties fo:color="#f7a19a" style:font-name="Consolas" fo:font-size="22pt" style:font-size-asian="22pt" style:font-size-complex="22pt"/>
    </style:style>
    <style:style style:name="T121" style:family="text">
      <style:text-properties fo:color="#ce181e" style:font-name="Consolas" fo:font-size="22pt" style:font-size-asian="22pt" style:font-size-complex="22pt"/>
    </style:style>
    <style:style style:name="T122" style:family="text">
      <style:text-properties fo:color="#7da7d8" style:font-name="Consolas"/>
    </style:style>
    <style:style style:name="T123" style:family="text">
      <style:text-properties fo:color="#f37b70"/>
    </style:style>
    <style:style style:name="T124" style:family="text">
      <style:text-properties fo:color="#f37b70" style:font-name="Consolas"/>
    </style:style>
    <style:style style:name="T125" style:family="text">
      <style:text-properties fo:color="#fff9ae" style:font-name="Consolas"/>
    </style:style>
    <style:style style:name="T126" style:family="text">
      <style:text-properties style:font-name="Consolas" fo:font-size="20pt" style:font-size-asian="20pt" style:font-size-complex="20pt"/>
    </style:style>
    <style:style style:name="T127" style:family="text">
      <style:text-properties fo:color="#1b75bc" style:font-name="Consolas" fo:font-size="20pt" style:font-size-asian="20pt" style:font-size-complex="20pt"/>
    </style:style>
    <style:style style:name="T128" style:family="text">
      <style:text-properties fo:color="#c7a0cb" style:font-name="Consolas" fo:font-size="20pt" style:font-size-asian="20pt" style:font-size-complex="20pt"/>
    </style:style>
    <style:style style:name="T129" style:family="text">
      <style:text-properties fo:color="#faa61a" style:font-name="Consolas" fo:font-size="24pt" fo:font-weight="bold" style:font-size-asian="24pt" style:font-weight-asian="bold" style:font-size-complex="24pt" style:font-weight-complex="bold"/>
    </style:style>
    <style:style style:name="T130" style:family="text">
      <style:text-properties fo:color="#8ccfb7" style:font-name="Consolas" fo:font-size="24pt" fo:font-weight="bold" style:font-size-asian="24pt" style:font-weight-asian="bold" style:font-size-complex="24pt" style:font-weight-complex="bold"/>
    </style:style>
    <style:style style:name="T131" style:family="text">
      <style:text-properties fo:color="#faa61a" style:font-name="Consolas" fo:font-size="20pt" style:font-size-asian="20pt" style:font-size-complex="20pt"/>
    </style:style>
    <style:style style:name="T132" style:family="text">
      <style:text-properties fo:color="#8ccfb7" style:font-name="Consolas" fo:font-size="20pt" style:font-size-asian="20pt" style:font-size-complex="20pt"/>
    </style:style>
    <style:style style:name="T133" style:family="text">
      <style:text-properties fo:color="#fff200" style:font-name="Consolas" fo:font-size="20pt" style:font-size-asian="20pt" style:font-size-complex="20pt"/>
    </style:style>
    <style:style style:name="T13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<text:span text:style-name="T1">Introduction to F#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Basics of Functional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Remark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3"><text:span text:style-name="T2">For beginners only.</text:span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About the Speaker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3"><text:span text:style-name="T2">Chang Hai Bin</text:span></text:p>
              </text:list-item>
              <text:list-item>
                <text:p text:style-name="P3"><text:span text:style-name="T2">B.Sc. (</text:span><text:span text:style-name="T3">Math</text:span><text:span text:style-name="T2">), NUS</text:span></text:p>
              </text:list-item>
              <text:list-item>
                <text:p text:style-name="P3"><text:span text:style-name="T2">M.Sc. (</text:span><text:span text:style-name="T3">Math</text:span><text:span text:style-name="T2">), Uni of Michigan</text:span></text:p>
                <text:p text:style-name="P3"><text:span text:style-name="T2"/></text:p>
              </text:list-item>
              <text:list-item>
                <text:p text:style-name="P3"><text:span text:style-name="T4">Financial Engineer</text:span><text:span text:style-name="T5">, Numerical Technologies</text:span></text:p>
                <text:p text:style-name="P3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>
          <draw:text-box>
            <text:p><text:span text:style-name="T6">What is Functional Programming (FP)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7">Based on combinatory </text:span><text:span text:style-name="T8">logic</text:span></text:p>
              </text:list-item>
              <text:list-item>
                <text:p><text:span text:style-name="T7">Uses </text:span><text:span text:style-name="T8">functions</text:span><text:span text:style-name="T7"> to solve problem</text:span></text:p>
                <text:list>
                  <text:list-header>
                    <text:p><text:span text:style-name="T9"/></text:p>
                    <text:p><text:span text:style-name="T9"/></text:p>
                    <text:p><text:span text:style-name="T5"/></text:p>
                    <text:p><text:span text:style-name="T10"/></text:p>
                  </text:list-header>
                </text:list>
              </text:list-item>
              <text:list-item>
                <text:p><text:span text:style-name="T10">Other Good Properties (depend on language)</text:span></text:p>
                <text:list>
                  <text:list-item>
                    <text:p><text:span text:style-name="T10">Purity/Type-check/Recursive/Lazy-evaluation/homoiconic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3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P Languages</text:span></text:p>
          </draw:text-box>
        </draw:frame>
        <draw:frame presentation:style-name="pr5" draw:text-style-name="P6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><text:span text:style-name="T9">Ancestor: </text:span></text:p>
                <text:list>
                  <text:list-item>
                    <text:p><text:span text:style-name="T9">ML (1973)</text:span></text:p>
                  </text:list-item>
                  <text:list-item>
                    <text:p><text:span text:style-name="T11">Haskell</text:span><text:span text:style-name="T9"> (1990)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presentation:style-name="pr5" draw:text-style-name="P6" draw:layer="layout" svg:width="11.711cm" svg:height="12.18cm" svg:x="14.298cm" svg:y="6cm" presentation:class="outline">
          <draw:text-box>
            <text:list text:style-name="L3">
              <text:list-item>
                <text:p><text:span text:style-name="T9">Cousins:</text:span></text:p>
                <text:list>
                  <text:list-item>
                    <text:p><text:span text:style-name="T9">OCaml(1996)</text:span></text:p>
                  </text:list-item>
                  <text:list-item>
                    <text:p><text:span text:style-name="T9">Scala (2004)</text:span></text:p>
                  </text:list-item>
                  <text:list-item>
                    <text:p><text:span text:style-name="T11">F#</text:span><text:span text:style-name="T9"> (2005)</text:span></text:p>
                  </text:list-item>
                  <text:list-item>
                    <text:p><text:span text:style-name="T9">Elm (2012)</text:span></text:p>
                  </text:list-item>
                  <text:list-item>
                    <text:p><text:span text:style-name="T9">ReasonML (2018)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0.574cm" svg:height="6.604cm" svg:x="2.032cm" svg:y="17.272cm" presentation:class="outline" presentation:user-transformed="true">
          <draw:text-box>
            <text:list text:style-name="L3">
              <text:list-item>
                <text:p><text:span text:style-name="T10">Remark: Some also considers LISP (1958) and their dialects (e.g. Clojure 2007) functional languag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p><text:span text:style-name="T1">Who uses FP? </text:span></text:p>
          </draw:text-box>
        </draw:frame>
        <draw:frame draw:style-name="gr2" draw:text-style-name="P8" draw:layer="layout" svg:width="7.323cm" svg:height="4.023cm" svg:x="16.764cm" svg:y="5.883cm">
          <draw:image xlink:href="Pictures/10000000000002D800000190BBB94989D3C2815C.jpg" xlink:type="simple" xlink:show="embed" xlink:actuate="onLoad">
            <text:p/>
          </draw:image>
        </draw:frame>
        <draw:frame draw:style-name="gr2" draw:text-style-name="P8" draw:layer="layout" svg:width="8.278cm" svg:height="3.556cm" svg:x="3.152cm" svg:y="11.684cm">
          <draw:image xlink:href="Pictures/10000000000001B1000000BAC5DFBDC309611621.jpg" xlink:type="simple" xlink:show="embed" xlink:actuate="onLoad">
            <text:p/>
          </draw:image>
        </draw:frame>
        <draw:frame draw:style-name="gr2" draw:text-style-name="P8" draw:layer="layout" svg:width="3.302cm" svg:height="3.302cm" svg:x="16.764cm" svg:y="11.938cm">
          <draw:image xlink:href="Pictures/10000000000003840000038485906B35B00552DF.jpg" xlink:type="simple" xlink:show="embed" xlink:actuate="onLoad">
            <text:p/>
          </draw:image>
        </draw:frame>
        <draw:frame draw:style-name="gr2" draw:text-style-name="P8" draw:layer="layout" svg:width="3.302cm" svg:height="3.302cm" svg:x="20.574cm" svg:y="11.938cm">
          <draw:image xlink:href="Pictures/100000000000019000000190811C2DFB7ECFD523.jpg" xlink:type="simple" xlink:show="embed" xlink:actuate="onLoad">
            <text:p/>
          </draw:image>
        </draw:frame>
        <draw:frame draw:style-name="gr3" draw:text-style-name="P9" draw:layer="layout" svg:width="5.588cm" svg:height="1.31cm" svg:x="5.08cm" svg:y="4.318cm">
          <draw:text-box>
            <text:p><text:span text:style-name="T12">Haskell</text:span></text:p>
          </draw:text-box>
        </draw:frame>
        <draw:frame draw:style-name="gr3" draw:text-style-name="P9" draw:layer="layout" svg:width="5.588cm" svg:height="1.31cm" svg:x="4.826cm" svg:y="15.548cm">
          <draw:text-box>
            <text:p><text:span text:style-name="T12">OCaml</text:span></text:p>
          </draw:text-box>
        </draw:frame>
        <draw:frame draw:style-name="gr3" draw:text-style-name="P9" draw:layer="layout" svg:width="5.588cm" svg:height="1.31cm" svg:x="17.78cm" svg:y="4.318cm">
          <draw:text-box>
            <text:p><text:span text:style-name="T12">Clojure / F#</text:span></text:p>
          </draw:text-box>
        </draw:frame>
        <draw:frame draw:style-name="gr4" draw:text-style-name="P10" draw:layer="layout" svg:width="5.588cm" svg:height="1.407cm" svg:x="18.542cm" svg:y="15.24cm">
          <draw:text-box>
            <text:p><text:span text:style-name="T13">Scala</text:span></text:p>
          </draw:text-box>
        </draw:frame>
        <draw:frame draw:style-name="gr2" draw:text-style-name="P8" draw:layer="layout" svg:width="8.382cm" svg:height="4.149cm" svg:x="3.048cm" svg:y="5.842cm">
          <draw:image xlink:href="Pictures/10000201000001FF000000FD37A18629686686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y Learn FP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1">Concise code </text:span></text:p>
              </text:list-item>
              <text:list-item>
                <text:p><text:span text:style-name="T1">Ability to reason</text:span></text:p>
              </text:list-item>
              <text:list-item>
                <text:p><text:span text:style-name="T1">Unlock problems <text:s/></text:span></text:p>
                <text:p><text:span text:style-name="T1"/></text:p>
              </text:list-item>
              <text:list-item>
                <text:p><text:span text:style-name="T1">Better Sal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2">
        <office:forms form:automatic-focus="false" form:apply-design-mode="false"/>
        <draw:frame presentation:style-name="pr10" draw:text-style-name="P11" draw:layer="layout" svg:width="24.599cm" svg:height="16.26cm" svg:x="2cm" svg:y="0.836cm" presentation:class="subtitle" presentation:user-transformed="true">
          <draw:text-box>
            <text:p><text:span text:style-name="T14">This Talk: F#</text:span></text:p>
          </draw:text-box>
        </draw:frame>
        <draw:frame draw:style-name="gr5" draw:text-style-name="P12" draw:layer="layout" svg:width="19.099cm" svg:height="0.962cm" svg:x="2.032cm" svg:y="18.034cm">
          <draw:text-box>
            <text:p>There are also Scala, Haskell, Clojure, Elm Meetups in Singapore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hould I switch from C# to F#?</text:p>
          </draw:text-box>
        </draw:frame>
        <draw:frame presentation:style-name="pr5" draw:text-style-name="P1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5">Eager Learner: Yes! </text:span></text:p>
                <text:list>
                  <text:list-item>
                    <text:p><text:span text:style-name="T15">Fun! Easy to Learn! </text:span></text:p>
                  </text:list-item>
                  <text:list-item>
                    <text:p><text:span text:style-name="T15">Access other FP languages!</text:span></text:p>
                  </text:list-item>
                  <text:list-item>
                    <text:p><text:span text:style-name="T15">Change the way you think.</text:span></text:p>
                  </text:list-item>
                  <text:list-item>
                    <text:p><text:span text:style-name="T15">Use functional-technique in C# code.</text:span></text:p>
                  </text:list-item>
                </text:list>
                <text:p><text:span text:style-name="T15"/></text:p>
              </text:list-item>
              <text:list-item>
                <text:p><text:span text:style-name="T15">Skeptics: Yes.</text:span></text:p>
                <text:list>
                  <text:list-item>
                    <text:p><text:span text:style-name="T15">A lot of new features in C# comes from F#.</text:span></text:p>
                  </text:list-item>
                  <text:list-item>
                    <text:p><text:span text:style-name="T15">F# has better syntax to learn these concept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Core Concept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are things</text:span></text:p>
                <text:p><text:span text:style-name="T1"/></text:p>
                <text:p><text:span text:style-name="T1"/></text:p>
              </text:list-item>
              <text:list-item>
                <text:p><text:span text:style-name="T1">Compose functions</text:span></text:p>
              </text:list-item>
            </text:list>
          </draw:text-box>
        </draw:frame>
        <draw:frame draw:style-name="gr2" draw:text-style-name="P8" draw:layer="layout" svg:width="5.563cm" svg:height="5.563cm" svg:x="17.043cm" svg:y="4.851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8.505cm" svg:height="4.972cm" svg:x="5.334cm" svg:y="13.208cm">
          <draw:image xlink:href="Pictures/100000000000038E00000214839E6A6E2DFE6036.jpg" xlink:type="simple" xlink:show="embed" xlink:actuate="onLoad">
            <text:p/>
          </draw:image>
        </draw:frame>
        <draw:frame draw:style-name="gr2" draw:text-style-name="P8" draw:layer="layout" svg:width="6.867cm" svg:height="5.027cm" svg:x="15.485cm" svg:y="13.153cm">
          <draw:image xlink:href="Pictures/10000000000001F40000016E9C7CE37DD2D07E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at is a function?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 is a machine that </text:span><text:span text:style-name="T16">take an input</text:span><text:span text:style-name="T1">, and </text:span><text:span text:style-name="T16">returns an outp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 presentation:presentation-page-layout-name="AL2T1">
        <office:forms form:automatic-focus="false" form:apply-design-mode="false"/>
        <draw:frame draw:style-name="gr2" draw:text-style-name="P8" draw:layer="layout" svg:width="8.89cm" svg:height="5.323cm" svg:x="8.128cm" svg:y="8.382cm">
          <draw:image xlink:href="Pictures/10000201000002A1000001931DB163D7839D7A28.png" xlink:type="simple" xlink:show="embed" xlink:actuate="onLoad">
            <text:p/>
          </draw:image>
        </draw:frame>
        <draw:frame draw:style-name="gr2" draw:text-style-name="P8" draw:layer="layout" svg:width="5.334cm" svg:height="5.334cm" svg:x="1.778cm" svg:y="8.382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8.793cm" svg:height="5.121cm" svg:x="17.877cm" svg:y="8.595cm">
          <draw:image xlink:href="Pictures/10000000000002D8000001A86E5891A5B7D3641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ress1" presentation:presentation-page-layout-name="AL2T1">
        <office:forms form:automatic-focus="false" form:apply-design-mode="false"/>
        <draw:frame draw:style-name="gr2" draw:text-style-name="P8" draw:layer="layout" svg:width="16.232cm" svg:height="7.212cm" svg:x="5.842cm" svg:y="7.266cm">
          <draw:image xlink:href="Pictures/10000000000003E5000001BB3153E7AA833A23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ress1" presentation:presentation-page-layout-name="AL4T32">
        <office:forms form:automatic-focus="false" form:apply-design-mode="false"/>
        <draw:frame draw:style-name="gr2" draw:text-style-name="P8" draw:layer="layout" svg:width="16.824cm" svg:height="6.76cm" svg:x="5.02cm" svg:y="7.464cm">
          <draw:image xlink:href="Pictures/10000000000003D70000018BD17BA6C37C320D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ress1" presentation:presentation-page-layout-name="AL4T32">
        <office:forms form:automatic-focus="false" form:apply-design-mode="false"/>
        <draw:frame draw:style-name="gr2" draw:text-style-name="P8" draw:layer="layout" svg:width="16.002cm" svg:height="6.72cm" svg:x="5.588cm" svg:y="7.366cm">
          <draw:image xlink:href="Pictures/10000000000003A30000018787CD5AD7E767E2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# Example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 = x + </text:span><text:span text:style-name="T19">5</text:span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</text:list-item>
              <text:list-item>
                <text:p><text:span text:style-name="T18">f </text:span><text:span text:style-name="T19">30</text:span><text:span text:style-name="T18"> <text:s text:c="5"/></text:span><text:span text:style-name="T20">// 35</text:span></text:p>
              </text:list-item>
              <text:list-item>
                <text:p><text:span text:style-name="T18">f </text:span><text:span text:style-name="T19">100</text:span><text:span text:style-name="T18"> <text:s text:c="4"/></text:span><text:span text:style-name="T20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Defin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f(x) = x + </text:span><text:span text:style-name="T19">5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f x = x + </text:span><text:span text:style-name="T19">5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6" draw:text-style-name="P15" draw:layer="layout" svg:width="8.668cm" svg:height="1.84cm" draw:transform="rotate (0.470366233412472) translate (12.246cm 18.004cm)">
          <draw:text-box>
            <text:p><text:span text:style-name="T22">No Brackets ((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Us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y = f(100) <text:s text:c="3"/>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y = f 100 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6" draw:text-style-name="P15" draw:layer="layout" svg:width="8.668cm" svg:height="1.84cm" draw:transform="rotate (0.470366233412472) translate (12.246cm 18.004cm)">
          <draw:text-box>
            <text:p><text:span text:style-name="T22">No Brackets ((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0">
        <office:forms form:automatic-focus="false" form:apply-design-mode="false"/>
        <draw:frame presentation:style-name="pr11" draw:text-style-name="P2" draw:layer="layout" svg:width="24cm" svg:height="12.18cm" svg:x="2cm" svg:y="6cm" presentation:class="subtitle">
          <draw:text-box>
            <text:p>Exa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5" draw:text-style-name="P16" draw:layer="layout" svg:width="24cm" svg:height="12.18cm" svg:x="2cm" svg:y="6cm" presentation:class="outline">
          <draw:text-box>
            <text:list text:style-name="L3">
              <text:list-item>
                <text:p><text:span text:style-name="T23">let</text:span><text:span text:style-name="T24"> f x = </text:span><text:span text:style-name="T25">“Hello ”</text:span><text:span text:style-name="T24"> + x</text:span></text:p>
                <text:p><text:span text:style-name="T26"/></text:p>
                <text:p><text:span text:style-name="T26"/></text:p>
              </text:list-item>
              <text:list-item>
                <text:p><text:span text:style-name="T24">f </text:span><text:span text:style-name="T25">“John”</text:span><text:span text:style-name="T24"> </text:span><text:span text:style-name="T26"><text:s text:c="5"/></text:span><text:span text:style-name="T27">// “Hello John”</text:span></text:p>
              </text:list-item>
              <text:list-item>
                <text:p><text:span text:style-name="T24">f </text:span><text:span text:style-name="T25">“Jane”</text:span><text:span text:style-name="T26"> <text:s text:c="5"/></text:span><text:span text:style-name="T27">// “Hello Jane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1.5cm" svg:height="11.299cm" svg:x="4.064cm" svg:y="4.572cm">
          <draw:image xlink:href="Pictures/100002010000044800000240660A3FBBCEA535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 = </text:span><text:span text:style-name="T29">String</text:span><text:span text:style-name="T18">.length x</text:span></text:p>
                <text:p><text:span text:style-name="T21"/></text:p>
                <text:p><text:span text:style-name="T21"/></text:p>
              </text:list-item>
              <text:list-item>
                <text:p><text:span text:style-name="T18">f </text:span><text:span text:style-name="T30">“Hello”</text:span><text:span text:style-name="T18"> </text:span><text:span text:style-name="T21"><text:s text:c="6"/></text:span><text:span text:style-name="T20">// 5</text:span></text:p>
              </text:list-item>
              <text:list-item>
                <text:p><text:span text:style-name="T18">f </text:span><text:span text:style-name="T30">“Computer”</text:span><text:span text:style-name="T21"> <text:s text:c="3"/></text:span><text:span text:style-name="T20">// 8</text:span></text:p>
                <text:p><text:span text:style-name="T20"/></text:p>
                <text:p><text:span text:style-name="T21"/></text:p>
              </text:list-item>
              <text:list-item>
                <text:p><text:span text:style-name="T31">f : </text:span><text:span text:style-name="T32">string</text:span><text:span text:style-name="T31"> -&gt; </text:span><text:span text:style-name="T32">int</text:span><text:span text:style-name="T31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1.082cm" svg:height="13.023cm" svg:x="3.302cm" svg:y="4.318cm">
          <draw:image xlink:href="Pictures/1000020100000391000002340CC5A0E358CA76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  <text:p><text:span text:style-name="T21"/></text:p>
                <text:p><text:span text:style-name="T21"/></text:p>
              </text:list-item>
              <text:list-item>
                <text:p><text:span text:style-name="T18">f [</text:span><text:span text:style-name="T19">1</text:span><text:span text:style-name="T18">..</text:span><text:span text:style-name="T19">10</text:span><text:span text:style-name="T18">]</text:span><text:span text:style-name="T21"> <text:s text:c="5"/></text:span><text:span text:style-name="T20">// 55</text:span></text:p>
              </text:list-item>
              <text:list-item>
                <text:p><text:span text:style-name="T18">f [</text:span><text:span text:style-name="T19">2</text:span><text:span text:style-name="T18">;</text:span><text:span text:style-name="T19">3</text:span><text:span text:style-name="T18">;</text:span><text:span text:style-name="T19">5</text:span><text:span text:style-name="T18">;</text:span><text:span text:style-name="T19">7</text:span><text:span text:style-name="T18">;</text:span><text:span text:style-name="T19">11</text:span><text:span text:style-name="T18">]</text:span><text:span text:style-name="T21"> </text:span><text:span text:style-name="T20">// 28</text:span></text:p>
                <text:p><text:span text:style-name="T21"/></text:p>
                <text:p><text:span text:style-name="T21"/></text:p>
              </text:list-item>
              <text:list-item>
                <text:p><text:span text:style-name="T31">f : </text:span><text:span text:style-name="T32">List</text:span><text:span text:style-name="T31">&lt;</text:span><text:span text:style-name="T32">int</text:span><text:span text:style-name="T31">&gt; -&gt; </text:span><text:span text:style-name="T32">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2.606cm" svg:height="9.779cm" svg:x="2.54cm" svg:y="5.461cm">
          <draw:image xlink:href="Pictures/100002010000051A0000023544B9309F6AB6E7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y = x + y</text:span></text:p>
                <text:p><text:span text:style-name="T21"/></text:p>
                <text:p><text:span text:style-name="T21"/></text:p>
              </text:list-item>
              <text:list-item>
                <text:p><text:span text:style-name="T21">f </text:span><text:span text:style-name="T19">2 3</text:span><text:span text:style-name="T21"> <text:s text:c="5"/></text:span><text:span text:style-name="T20">// 5</text:span></text:p>
              </text:list-item>
              <text:list-item>
                <text:p><text:span text:style-name="T21">f </text:span><text:span text:style-name="T19">30 70</text:span><text:span text:style-name="T21"> <text:s text:c="3"/></text:span><text:span text:style-name="T20">// 100</text:span></text:p>
                <text:p><text:span text:style-name="T20"/></text:p>
              </text:list-item>
              <text:list-item>
                <text:p><text:span text:style-name="T31">f : </text:span><text:span text:style-name="T32">int</text:span><text:span text:style-name="T31"> -&gt; </text:span><text:span text:style-name="T32">int</text:span><text:span text:style-name="T31"> -&gt; </text:span><text:span text:style-name="T32">int</text:span></text:p>
              </text:list-item>
            </text:list>
          </draw:text-box>
        </draw:frame>
        <draw:custom-shape draw:style-name="gr7" draw:text-style-name="P8" draw:layer="layout" svg:width="6.096cm" svg:height="2.032cm" svg:x="5.08cm" svg:y="14.2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Defin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f(x,y) = x + </text:span><text:span text:style-name="T19">y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f x y = x + </text:span><text:span text:style-name="T19">y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8" draw:text-style-name="P15" draw:layer="layout" svg:width="8.668cm" svg:height="3.427cm" draw:transform="skewX (6.26787475144457E-017) rotate (0.470366233412472) translate (12.246cm 18.004cm)">
          <draw:text-box>
            <text:p><text:span text:style-name="T22">No Brackets (())</text:span></text:p>
            <text:p><text:span text:style-name="T22">No Commas 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Us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z = f(2,3)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z = f 2 3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8" draw:text-style-name="P15" draw:layer="layout" svg:width="8.668cm" svg:height="3.427cm" draw:transform="skewX (6.26787475144457E-017) rotate (0.470366233412472) translate (12.246cm 18.004cm)">
          <draw:text-box>
            <text:p><text:span text:style-name="T22">No Brackets (())</text:span></text:p>
            <text:p><text:span text:style-name="T22">No Commas 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y z = x + y + z</text:span></text:p>
                <text:p><text:span text:style-name="T21"/></text:p>
                <text:p><text:span text:style-name="T21"/></text:p>
              </text:list-item>
              <text:list-item>
                <text:p><text:span text:style-name="T21">f </text:span><text:span text:style-name="T19">2 3 7</text:span><text:span text:style-name="T21"> <text:s text:c="6"/></text:span><text:span text:style-name="T20">// 12</text:span></text:p>
              </text:list-item>
              <text:list-item>
                <text:p><text:span text:style-name="T21">f </text:span><text:span text:style-name="T19">30 70</text:span><text:span text:style-name="T21"> </text:span><text:span text:style-name="T19">200</text:span><text:span text:style-name="T21"> <text:s text:c="2"/></text:span><text:span text:style-name="T20">// 300</text:span></text:p>
                <text:p><text:span text:style-name="T20"/></text:p>
              </text:list-item>
              <text:list-item>
                <text:p><text:span text:style-name="T31">f : </text:span><text:span text:style-name="T32">int</text:span><text:span text:style-name="T31"> -&gt; </text:span><text:span text:style-name="T32">int</text:span><text:span text:style-name="T31"> -&gt; </text:span><text:span text:style-name="T32">int </text:span><text:span text:style-name="T31">-&gt; </text:span><text:span text:style-name="T32">int</text:span></text:p>
              </text:list-item>
            </text:list>
          </draw:text-box>
        </draw:frame>
        <draw:custom-shape draw:style-name="gr9" draw:text-style-name="P8" draw:layer="layout" svg:width="9.906cm" svg:height="1.524cm" svg:x="5.08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a b c d = ......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0"/></text:p>
              </text:list-item>
              <text:list-item>
                <text:p><text:span text:style-name="T31">f : <text:s/></text:span><text:span text:style-name="T34">A</text:span><text:span text:style-name="T31"> -&gt; </text:span><text:span text:style-name="T34">B </text:span><text:span text:style-name="T31">-&gt; </text:span><text:span text:style-name="T34">C</text:span><text:span text:style-name="T31"> -&gt; </text:span><text:span text:style-name="T34">D</text:span><text:span text:style-name="T31"> </text:span><text:span text:style-name="T32"><text:s/></text:span><text:span text:style-name="T31">-&gt; </text:span><text:span text:style-name="T32">output</text:span></text:p>
              </text:list-item>
            </text:list>
          </draw:text-box>
        </draw:frame>
        <draw:custom-shape draw:style-name="gr9" draw:text-style-name="P8" draw:layer="layout" svg:width="9.906cm" svg:height="1.524cm" svg:x="5.08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Function Composition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can be “connected” if the first output is the input of the second function.</text:span></text:p>
              </text:list-item>
            </text:list>
          </draw:text-box>
        </draw:frame>
        <draw:frame draw:style-name="gr2" draw:text-style-name="P8" draw:layer="layout" svg:width="9.448cm" svg:height="5.524cm" svg:x="2.744cm" svg:y="11.494cm">
          <draw:image xlink:href="Pictures/100000000000038E00000214839E6A6E2DFE6036.jpg" xlink:type="simple" xlink:show="embed" xlink:actuate="onLoad">
            <text:p/>
          </draw:image>
        </draw:frame>
        <draw:frame draw:style-name="gr2" draw:text-style-name="P8" draw:layer="layout" svg:width="7.805cm" svg:height="5.714cm" svg:x="13.531cm" svg:y="11.43cm">
          <draw:image xlink:href="Pictures/10000000000001F40000016E9C7CE37DD2D07E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4.517cm" svg:height="2.705cm" svg:x="3.865cm" svg:y="9.233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2.794cm" svg:height="3.271cm" svg:x="0.762cm" svg:y="8.89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243cm" svg:height="3.243cm" svg:x="8.89cm" svg:y="8.94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3.302cm" svg:height="3.302cm" svg:x="14.224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4.666cm" svg:height="2.794cm" svg:x="17.856cm" svg:y="9.144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3.4cm" svg:height="3.4cm" svg:x="22.762cm" svg:y="8.792cm">
          <draw:image xlink:href="Pictures/10000000000000E1000000E13EA011BD7A4B6F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4.517cm" svg:height="2.705cm" svg:x="4.826cm" svg:y="9.233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2.794cm" svg:height="3.271cm" svg:x="1.778cm" svg:y="8.89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243cm" svg:height="3.243cm" svg:x="9.652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3.302cm" svg:height="3.302cm" svg:x="13.462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4.666cm" svg:height="2.794cm" svg:x="17.272cm" svg:y="9.144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3.4cm" svg:height="3.4cm" svg:x="22.352cm" svg:y="8.792cm">
          <draw:image xlink:href="Pictures/10000000000000E1000000E13EA011BD7A4B6F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8.906cm" svg:height="5.334cm" svg:x="9.056cm" svg:y="7.62cm">
          <draw:image xlink:href="Pictures/10000201000002A1000001931C945508777DAC88.png" xlink:type="simple" xlink:show="embed" xlink:actuate="onLoad">
            <text:p/>
          </draw:image>
        </draw:frame>
        <draw:frame draw:style-name="gr2" draw:text-style-name="P8" draw:layer="layout" svg:width="2.794cm" svg:height="3.271cm" svg:x="5.588cm" svg:y="8.921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4cm" svg:height="3.4cm" svg:x="18.698cm" svg:y="8.792cm">
          <draw:image xlink:href="Pictures/10000000000000E1000000E13EA011BD7A4B6F4D.jpg" xlink:type="simple" xlink:show="embed" xlink:actuate="onLoad">
            <text:p/>
          </draw:image>
        </draw:frame>
        <draw:frame draw:style-name="gr10" draw:text-style-name="P18" draw:layer="layout" svg:width="14.224cm" svg:height="6.603cm" svg:x="12.954cm" svg:y="13.97cm">
          <draw:text-box>
            <text:p><text:span text:style-name="T22">A bigger machine/function!</text:span></text:p>
            <text:p><text:span text:style-name="T22"/></text:p>
            <text:p><text:span text:style-name="T22">Banana is “hidde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5.669cm" svg:height="3.302cm" svg:x="18.542cm" svg:y="4.06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7.112cm" svg:height="4.259cm" svg:x="10.922cm" svg:y="3.556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6.787cm" svg:height="4.064cm" svg:x="10.922cm" svg:y="13.462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4.064cm" svg:height="4.064cm" svg:x="5.588cm" svg:y="3.556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3.925cm" svg:height="2.286cm" svg:x="5.08cm" svg:y="14.22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5.413cm" svg:height="3.048cm" svg:x="18.796cm" svg:y="13.97cm">
          <draw:image xlink:href="Pictures/10000201000002510000014EC1E7FDAA67625078.png" xlink:type="simple" xlink:show="embed" xlink:actuate="onLoad">
            <text:p/>
          </draw:image>
        </draw:frame>
        <draw:frame draw:style-name="gr11" draw:text-style-name="P19" draw:layer="layout" svg:width="5.925cm" svg:height="1.119cm" svg:x="11.684cm" svg:y="2.183cm">
          <draw:text-box>
            <text:p><text:span text:style-name="T35">Coffee Machine</text:span></text:p>
          </draw:text-box>
        </draw:frame>
        <draw:frame draw:style-name="gr12" draw:text-style-name="P19" draw:layer="layout" svg:width="6.35cm" svg:height="1.119cm" svg:x="11.684cm" svg:y="11.938cm">
          <draw:text-box>
            <text:p><text:span text:style-name="T35">Programmer</text:span></text:p>
          </draw:text-box>
        </draw:frame>
        <draw:frame draw:style-name="gr2" draw:text-style-name="P8" draw:layer="layout" svg:width="1.39cm" svg:height="1.39cm" svg:x="13.596cm" svg:y="4.96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3.048cm" svg:height="2.024cm" svg:x="12.7cm" svg:y="14.732cm">
          <draw:image xlink:href="Pictures/10000000000001A90000011AD8E763C27624B2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7.112cm" svg:height="4.259cm" svg:x="5.842cm" svg:y="8.187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7.041cm" svg:height="4.216cm" svg:x="13.462cm" svg:y="8.23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4.064cm" svg:height="4.064cm" svg:x="1.27cm" svg:y="8.128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6.766cm" svg:height="3.81cm" svg:x="20.828cm" svg:y="8.382cm">
          <draw:image xlink:href="Pictures/10000201000002510000014EC1E7FDAA67625078.png" xlink:type="simple" xlink:show="embed" xlink:actuate="onLoad">
            <text:p/>
          </draw:image>
        </draw:frame>
        <draw:frame draw:style-name="gr11" draw:text-style-name="P19" draw:layer="layout" svg:width="5.925cm" svg:height="1.119cm" svg:x="6.521cm" svg:y="6.604cm">
          <draw:text-box>
            <text:p><text:span text:style-name="T35">Coffee Machine</text:span></text:p>
          </draw:text-box>
        </draw:frame>
        <draw:frame draw:style-name="gr12" draw:text-style-name="P19" draw:layer="layout" svg:width="6.35cm" svg:height="1.119cm" svg:x="14.224cm" svg:y="6.501cm">
          <draw:text-box>
            <text:p><text:span text:style-name="T35">Programmer</text:span></text:p>
          </draw:text-box>
        </draw:frame>
        <draw:frame draw:style-name="gr2" draw:text-style-name="P8" draw:layer="layout" svg:width="2.54cm" svg:height="2.54cm" svg:x="8.128cm" svg:y="9.144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3.083cm" svg:height="2.046cm" svg:x="15.459cm" svg:y="9.384cm">
          <draw:image xlink:href="Pictures/10000000000001A90000011AD8E763C27624B2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8.906cm" svg:height="5.334cm" svg:x="9.056cm" svg:y="7.62cm">
          <draw:image xlink:href="Pictures/10000201000002A1000001931C945508777DAC88.png" xlink:type="simple" xlink:show="embed" xlink:actuate="onLoad">
            <text:p/>
          </draw:image>
        </draw:frame>
        <draw:frame draw:style-name="gr2" draw:text-style-name="P8" draw:layer="layout" svg:width="4.064cm" svg:height="4.064cm" svg:x="4.572cm" svg:y="8.128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6.766cm" svg:height="3.81cm" svg:x="18.542cm" svg:y="8.128cm">
          <draw:image xlink:href="Pictures/10000201000002510000014EC1E7FDAA676250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38"/></text:p>
                <text:p><text:span text:style-name="T38"/></text:p>
              </text:list-item>
              <text:list-item>
                <text:p><text:span text:style-name="T36"><text:s text:c="5"/></text:span><text:span text:style-name="T36">g (f a)</text:span></text:p>
                <text:p><text:span text:style-name="T39">// = g ( b )</text:span></text:p>
                <text:p><text:span text:style-name="T39">// = c</text:span></text:p>
                <text:p><text:span text:style-name="T39"/></text:p>
                <text:p><text:span text:style-name="T4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</text:list-item>
              <text:list-item>
                <text:p><text:span text:style-name="T17">let</text:span><text:span text:style-name="T18"> g x =</text:span><text:span text:style-name="T18"><text:line-break/></text:span><text:span text:style-name="T18"> <text:s text:c="3"/></text:span><text:span text:style-name="T41">if</text:span><text:span text:style-name="T18"> <text:s text:c="5"/>x &gt; 80 </text:span><text:span text:style-name="T41">then</text:span><text:span text:style-name="T18"> </text:span><text:span text:style-name="T30">“A”</text:span><text:span text:style-name="T18"><text:line-break/></text:span><text:span text:style-name="T18"> <text:s text:c="3"/></text:span><text:span text:style-name="T41">else</text:span><text:span text:style-name="T18"> </text:span><text:span text:style-name="T41">if</text:span><text:span text:style-name="T18"> x &gt; 60 </text:span><text:span text:style-name="T41">then</text:span><text:span text:style-name="T18"> </text:span><text:span text:style-name="T30">“B”</text:span><text:span text:style-name="T18"><text:line-break/></text:span><text:span text:style-name="T18"> <text:s text:c="3"/></text:span><text:span text:style-name="T41">else</text:span><text:span text:style-name="T18"> <text:s text:c="15"/></text:span><text:span text:style-name="T30">“C”</text:span></text:p>
                <text:p><text:span text:style-name="T30"/></text:p>
              </text:list-item>
              <text:list-item>
                <text:p><text:span text:style-name="T31">f : </text:span><text:span text:style-name="T32">List</text:span><text:span text:style-name="T31">&lt;</text:span><text:span text:style-name="T32">int</text:span><text:span text:style-name="T31">&gt; -&gt; </text:span><text:span text:style-name="T32">int</text:span></text:p>
              </text:list-item>
              <text:list-item>
                <text:p><text:span text:style-name="T31">g : <text:s text:c="13"/></text:span><text:span text:style-name="T32">int</text:span><text:span text:style-name="T31"> -&gt; </text:span><text:span text:style-name="T32">string</text:span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5.247cm" svg:height="12.54cm" svg:x="1.524cm" svg:y="4.478cm">
          <draw:image xlink:href="Pictures/1000020100000563000002AD701F29C1865A43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</text:list-item>
              <text:list-item>
                <text:p><text:span text:style-name="T17">let</text:span><text:span text:style-name="T18"> g x =</text:span><text:span text:style-name="T18"><text:line-break/></text:span><text:span text:style-name="T18"> <text:s text:c="3"/></text:span><text:span text:style-name="T41">if</text:span><text:span text:style-name="T18"> <text:s text:c="5"/>x &gt; 80 </text:span><text:span text:style-name="T41">then</text:span><text:span text:style-name="T18"> </text:span><text:span text:style-name="T30">“A”</text:span><text:span text:style-name="T18"><text:line-break/></text:span><text:span text:style-name="T18"> <text:s text:c="3"/></text:span><text:span text:style-name="T41">else</text:span><text:span text:style-name="T18"> </text:span><text:span text:style-name="T41">if</text:span><text:span text:style-name="T18"> x &gt; 60 </text:span><text:span text:style-name="T41">then</text:span><text:span text:style-name="T18"> </text:span><text:span text:style-name="T30">“B”</text:span><text:span text:style-name="T18"><text:line-break/></text:span><text:span text:style-name="T18"> <text:s text:c="3"/></text:span><text:span text:style-name="T41">else</text:span><text:span text:style-name="T18"> <text:s text:c="15"/></text:span><text:span text:style-name="T30">“C”</text:span></text:p>
                <text:p><text:span text:style-name="T30"/></text:p>
              </text:list-item>
              <text:list-item>
                <text:p><text:span text:style-name="T18">g (f [</text:span><text:span text:style-name="T19">20</text:span><text:span text:style-name="T18">; </text:span><text:span text:style-name="T19">20</text:span><text:span text:style-name="T18">; </text:span><text:span text:style-name="T19">50</text:span><text:span text:style-name="T18">]) <text:s/></text:span><text:span text:style-name="T20">// g (90)</text:span></text:p>
                <text:p><text:span text:style-name="T18"><text:s text:c="20"/></text:span><text:span text:style-name="T20">// “A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42">B</text:span></text:p>
              </text:list-item>
              <text:list-item>
                <text:p><text:span text:style-name="T36">g : <text:s text:c="5"/></text:span><text:span text:style-name="T42">C</text:span><text:span text:style-name="T36"> -&gt; </text:span><text:span text:style-name="T37">D</text:span></text:p>
                <text:p><text:span text:style-name="T38"/></text:p>
                <text:p><text:span text:style-name="T38"/></text:p>
              </text:list-item>
              <text:list-item>
                <text:p><text:span text:style-name="T36">g (f a) <text:s text:c="10"/></text:span><text:span text:style-name="T43">ERROR!</text:span></text:p>
                <text:p><text:span text:style-name="T43"/></text:p>
              </text:list-item>
              <text:list-item>
                <text:p><text:span text:style-name="T44">Output of f not accepted by g</text:span></text:p>
                <text:p><text:span text:style-name="T39"/></text:p>
                <text:p><text:span text:style-name="T39"/></text:p>
                <text:p><text:span text:style-name="T40"/></text:p>
              </text:list-item>
            </text:list>
          </draw:text-box>
        </draw:frame>
        <draw:frame presentation:style-name="pr8" draw:text-style-name="P1" draw:layer="layout" svg:width="24.599cm" svg:height="3.507cm" svg:x="2.001cm" svg:y="0.837cm" presentation:class="title" presentation:user-transformed="true">
          <draw:text-box>
            <text:p><text:span text:style-name="T1">Types must mat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ress1" presentation:presentation-page-layout-name="AL4T32">
        <office:forms form:automatic-focus="false" form:apply-design-mode="false"/>
        <draw:frame presentation:style-name="pr10" draw:text-style-name="P21" draw:layer="layout" svg:width="24.599cm" svg:height="16.26cm" svg:x="2cm" svg:y="0.836cm" presentation:class="subtitle">
          <draw:text-box>
            <text:p><text:span text:style-name="T45">|&gt;</text:span></text:p>
          </draw:text-box>
        </draw:frame>
        <draw:frame draw:style-name="gr13" draw:text-style-name="P22" draw:layer="layout" svg:width="12.7cm" svg:height="1.276cm" svg:x="9.144cm" svg:y="15.82cm">
          <draw:text-box>
            <text:p><text:span text:style-name="T46">Pipe-forward operator</text:span></text:p>
          </draw:text-box>
        </draw:frame>
        <draw:frame draw:style-name="gr14" draw:text-style-name="P18" draw:layer="layout" svg:width="8.128cm" svg:height="1.839cm" draw:transform="rotate (0.36617007706841) translate (19.812cm 13.832cm)">
          <draw:text-box>
            <text:p><text:span text:style-name="T22">Key idea in F#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What does pipe-forward do?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hange the <text:span text:style-name="T47">order</text:span> of the function and in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= x + </text:span><text:span text:style-name="T19">5</text:span></text:p>
                <text:p><text:span text:style-name="T21"/></text:p>
              </text:list-item>
              <text:list-item>
                <text:p><text:span text:style-name="T21">f </text:span><text:span text:style-name="T19">100</text:span><text:span text:style-name="T21"> <text:s text:c="4"/></text:span><text:span text:style-name="T20">// 105</text:span></text:p>
                <text:p><text:span text:style-name="T21"/></text:p>
              </text:list-item>
              <text:list-item>
                <text:p><text:span text:style-name="T19">100</text:span><text:span text:style-name="T21"> |&gt; f <text:s/></text:span><text:span text:style-name="T20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text:span text:style-name="T18">|&gt; f |&gt; g <text:s text:c="3"/>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/text:p>
                <text:p><text:span text:style-name="T18">|&gt; f </text:span></text:p>
                <text:p><text:span text:style-name="T18">|&gt; g 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/text:p>
                <text:p><text:span text:style-name="T18">(then do) f </text:span></text:p>
                <text:p><text:span text:style-name="T18">(then do) g 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1"/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,</text:span></text:p>
                <text:p><text:span text:style-name="T20">Apply previous result</text:span><text:span text:style-name="T21"> to 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,</text:span></text:p>
                <text:p><text:span text:style-name="T20">Apply previous result</text:span><text:span text:style-name="T21"> to k.</text:span></text:p>
              </text:list-item>
            </text:list>
          </draw:text-box>
        </draw:frame>
        <draw:frame draw:style-name="gr15" draw:text-style-name="P23" draw:layer="layout" svg:width="8.732cm" svg:height="3.668cm" draw:transform="skewX (5.81324937823664E-017) rotate (0.313112067807783) translate (16.212cm 5.599cm)">
          <draw:text-box>
            <text:p><text:span text:style-name="T52">1st output = 2nd input</text:span></text:p>
            <text:p><text:span text:style-name="T52">2nd output = 3rd input</text:span></text:p>
            <text:p><text:span text:style-name="T52">et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In C#:</text:span></text:p>
              </text:list-item>
              <text:list-item>
                <text:p><text:span text:style-name="T21">x.Pipe(f).Pipe(g).Pipe(h).Pipe(k);</text:span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21">You can do it in C#, but not as natura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Benefit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xpress Logic Step-by-Step</text:p>
              </text:list-item>
              <text:list-item>
                <text:p>Easier to read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Example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Questions from Project Euler</text:p>
              </text:list-item>
              <text:list-item>
                <text:p>https://projecteuler.net/</text:p>
              </text:list-item>
            </text:list>
          </draw:text-box>
        </draw:frame>
        <draw:frame draw:style-name="gr2" draw:text-style-name="P8" draw:layer="layout" svg:width="7.053cm" svg:height="8.57cm" svg:x="18.093cm" svg:y="10.226cm">
          <draw:image xlink:href="Pictures/10000201000000C8000000F339E85AAC15B1CAC1.png" xlink:type="simple" xlink:show="embed" xlink:actuate="onLoad">
            <text:p/>
          </draw:image>
        </draw:frame>
        <draw:frame draw:style-name="gr2" draw:text-style-name="P8" draw:layer="layout" svg:width="7.59cm" svg:height="5.692cm" svg:x="9.174cm" svg:y="13.104cm">
          <draw:image xlink:href="Pictures/10000000000001E000000168DD8ABA0C7C0BFE3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3">[</text:span><text:span text:style-name="T54">1</text:span><text:span text:style-name="T53"> .. </text:span><text:span text:style-name="T54">999</text:span><text:span text:style-name="T53">]</text:span></text:p>
                <text:p><text:span text:style-name="T53">|&gt; </text:span><text:span text:style-name="T55">List</text:span><text:span text:style-name="T53">.filter (fun x -&gt; x % </text:span><text:span text:style-name="T54">3</text:span><text:span text:style-name="T53"> = </text:span><text:span text:style-name="T54">0</text:span><text:span text:style-name="T53"> || x % </text:span><text:span text:style-name="T54">5</text:span><text:span text:style-name="T53"> = </text:span><text:span text:style-name="T54">0</text:span><text:span text:style-name="T53">)</text:span></text:p>
                <text:p><text:span text:style-name="T53">|&gt; </text:span><text:span text:style-name="T55">List</text:span><text:span text:style-name="T53">.s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3">[</text:span><text:span text:style-name="T54">1</text:span><text:span text:style-name="T53"> .. </text:span><text:span text:style-name="T54">999</text:span><text:span text:style-name="T53">]</text:span></text:p>
                <text:p><text:span text:style-name="T53">|&gt; </text:span><text:span text:style-name="T55">List</text:span><text:span text:style-name="T53">.filter (fun x -&gt; x % </text:span><text:span text:style-name="T54">3</text:span><text:span text:style-name="T53"> = </text:span><text:span text:style-name="T54">0</text:span><text:span text:style-name="T53"> || x % </text:span><text:span text:style-name="T54">5</text:span><text:span text:style-name="T53"> = </text:span><text:span text:style-name="T54">0</text:span><text:span text:style-name="T53">)</text:span></text:p>
                <text:p><text:span text:style-name="T53">|&gt; </text:span><text:span text:style-name="T55">List</text:span><text:span text:style-name="T53">.sum</text:span></text:p>
                <text:p><text:span text:style-name="T53"/></text:p>
                <text:p><text:span text:style-name="T53"/></text:p>
              </text:list-item>
              <text:list-item>
                <text:p><text:span text:style-name="T53">Start with a list from 1 to 999</text:span></text:p>
              </text:list-item>
              <text:list-item>
                <text:p><text:span text:style-name="T53">(then do) filter to keep the numbers you want</text:span></text:p>
              </text:list-item>
              <text:list-item>
                <text:p><text:span text:style-name="T53">(then do) sum those remaining numb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3">[</text:span><text:span text:style-name="T54">1</text:span><text:span text:style-name="T53"> .. </text:span><text:span text:style-name="T54">999</text:span><text:span text:style-name="T53">]</text:span></text:p>
                <text:p><text:span text:style-name="T53">|&gt; </text:span><text:span text:style-name="T55">List</text:span><text:span text:style-name="T53">.filter (fun x -&gt; x % </text:span><text:span text:style-name="T54">3</text:span><text:span text:style-name="T53"> = </text:span><text:span text:style-name="T54">0</text:span><text:span text:style-name="T53"> || x % </text:span><text:span text:style-name="T54">5</text:span><text:span text:style-name="T53"> = </text:span><text:span text:style-name="T54">0</text:span><text:span text:style-name="T53">)</text:span></text:p>
                <text:p><text:span text:style-name="T53">|&gt; </text:span><text:span text:style-name="T55">List</text:span><text:span text:style-name="T53">.sum</text:span></text:p>
                <text:p><text:span text:style-name="T53"/></text:p>
                <text:p><text:span text:style-name="T53"/></text:p>
              </text:list-item>
              <text:list-item>
                <text:p><text:span text:style-name="T53">C# LINQ</text:span></text:p>
              </text:list-item>
              <text:list-item>
                <text:p><text:span text:style-name="T53">Enumerable.Range(1, 999)</text:span></text:p>
                <text:p><text:span text:style-name="T53">.Where(x =&gt; x % 3 == 0 || x % 5 == 0)</text:span></text:p>
                <text:p><text:span text:style-name="T53">.Sum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Question 6 Modified) </text:span></text:p>
                <text:p><text:span text:style-name="T56">Calculate 1</text:span><text:span text:style-name="T57">2</text:span><text:span text:style-name="T56"> + 2</text:span><text:span text:style-name="T57">2</text:span><text:span text:style-name="T56"> + ... + 100</text:span><text:span text:style-name="T57">2</text:span></text:p>
                <text:p><text:span text:style-name="T58"/></text:p>
                <text:p><text:span text:style-name="T59"/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Question 6 Modified) </text:span></text:p>
                <text:p><text:span text:style-name="T56">Calculate 1</text:span><text:span text:style-name="T57">2</text:span><text:span text:style-name="T56"> + 2</text:span><text:span text:style-name="T57">2</text:span><text:span text:style-name="T56"> + ... + 100</text:span><text:span text:style-name="T57">2</text:span></text:p>
                <text:p><text:span text:style-name="T57"/></text:p>
              </text:list-item>
              <text:list-item>
                <text:p><text:span text:style-name="T59">[</text:span><text:span text:style-name="T60">1</text:span><text:span text:style-name="T59"> .. </text:span><text:span text:style-name="T60">100</text:span><text:span text:style-name="T59">]</text:span></text:p>
                <text:p><text:span text:style-name="T59">|&gt; </text:span><text:span text:style-name="T61">List</text:span><text:span text:style-name="T59">.map (</text:span><text:span text:style-name="T62">fun</text:span><text:span text:style-name="T59"> x -&gt; x * x)</text:span></text:p>
                <text:p><text:span text:style-name="T59">|&gt; </text:span><text:span text:style-name="T61">List</text:span><text:span text:style-name="T59">.sum</text:span></text:p>
                <text:p><text:span text:style-name="T59"/></text:p>
                <text:p><text:span text:style-name="T59"/></text:p>
                <text:p><text:span text:style-name="T59"/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Question 6 Modified) </text:span></text:p>
                <text:p><text:span text:style-name="T56">Calculate 1</text:span><text:span text:style-name="T57">2</text:span><text:span text:style-name="T56"> + 2</text:span><text:span text:style-name="T57">2</text:span><text:span text:style-name="T56"> + ... + 100</text:span><text:span text:style-name="T57">2</text:span></text:p>
                <text:p><text:span text:style-name="T57"/></text:p>
              </text:list-item>
              <text:list-item>
                <text:p><text:span text:style-name="T59">[</text:span><text:span text:style-name="T60">1</text:span><text:span text:style-name="T59"> .. </text:span><text:span text:style-name="T60">100</text:span><text:span text:style-name="T59">]</text:span></text:p>
                <text:p><text:span text:style-name="T59">|&gt; </text:span><text:span text:style-name="T61">List</text:span><text:span text:style-name="T59">.map (</text:span><text:span text:style-name="T62">fun</text:span><text:span text:style-name="T59"> x -&gt; x * x)</text:span></text:p>
                <text:p><text:span text:style-name="T59">|&gt; </text:span><text:span text:style-name="T61">List</text:span><text:span text:style-name="T59">.sum</text:span></text:p>
                <text:p><text:span text:style-name="T59"/></text:p>
              </text:list-item>
              <text:list-item>
                <text:p><text:span text:style-name="T59">Start with a list from 1 to 100</text:span></text:p>
                <text:p><text:span text:style-name="T59">(then do) convert each element to its square</text:span></text:p>
                <text:p><text:span text:style-name="T59">(then do) sum up the previous list.</text:span></text:p>
                <text:p><text:span text:style-name="T59"/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Question 6 Modified) </text:span></text:p>
                <text:p><text:span text:style-name="T56">Calculate 1</text:span><text:span text:style-name="T57">2</text:span><text:span text:style-name="T56"> + 2</text:span><text:span text:style-name="T57">2</text:span><text:span text:style-name="T56"> + ... + 100</text:span><text:span text:style-name="T57">2</text:span></text:p>
                <text:p><text:span text:style-name="T57"/></text:p>
              </text:list-item>
              <text:list-item>
                <text:p><text:span text:style-name="T59">[</text:span><text:span text:style-name="T60">1</text:span><text:span text:style-name="T59"> .. </text:span><text:span text:style-name="T60">100</text:span><text:span text:style-name="T59">]</text:span></text:p>
                <text:p><text:span text:style-name="T59">|&gt; </text:span><text:span text:style-name="T61">List</text:span><text:span text:style-name="T59">.map (</text:span><text:span text:style-name="T62">fun</text:span><text:span text:style-name="T59"> x -&gt; x * x)</text:span></text:p>
                <text:p><text:span text:style-name="T59">|&gt; </text:span><text:span text:style-name="T61">List</text:span><text:span text:style-name="T59">.sum</text:span></text:p>
                <text:p><text:span text:style-name="T59"/></text:p>
              </text:list-item>
              <text:list-item>
                <text:p><text:span text:style-name="T59">C# LINQ:</text:span></text:p>
              </text:list-item>
              <text:list-item>
                <text:p><text:span text:style-name="T59">Enumerable.Range(1,100)</text:span></text:p>
                <text:p><text:span text:style-name="T59">.Select(x =&gt; x * x)</text:span></text:p>
                <text:p><text:span text:style-name="T59">.Sum();</text:span></text:p>
                <text:p><text:span text:style-name="T59"/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Additional Example)</text:span></text:p>
              </text:list-item>
              <text:list-item>
                <text:p><text:span text:style-name="T56">Calculate Squares of Prime Numbers</text:span></text:p>
              </text:list-item>
              <text:list-item>
                <text:p><text:span text:style-name="T56">Calculate 2</text:span><text:span text:style-name="T57">2</text:span><text:span text:style-name="T56"> + 3</text:span><text:span text:style-name="T57">2</text:span><text:span text:style-name="T56"> + 5</text:span><text:span text:style-name="T57">2 </text:span><text:span text:style-name="T56">+ 7</text:span><text:span text:style-name="T57">2 </text:span><text:span text:style-name="T56">+ 11</text:span><text:span text:style-name="T57">2 </text:span><text:span text:style-name="T56">+ 13</text:span><text:span text:style-name="T57">2 </text:span><text:span text:style-name="T56">+ 17</text:span><text:span text:style-name="T57">2 </text:span><text:span text:style-name="T56">+... + 97</text:span><text:span text:style-name="T57">2</text:span></text:p>
                <text:p><text:span text:style-name="T57"/></text:p>
                <text:p><text:span text:style-name="T59"/></text:p>
                <text:p><text:span text:style-name="T59"/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Additional Example)</text:span></text:p>
              </text:list-item>
              <text:list-item>
                <text:p><text:span text:style-name="T56">Calculate Squares of Prime Numbers</text:span></text:p>
              </text:list-item>
              <text:list-item>
                <text:p><text:span text:style-name="T56">Calculate 2</text:span><text:span text:style-name="T57">2</text:span><text:span text:style-name="T56"> + 3</text:span><text:span text:style-name="T57">2</text:span><text:span text:style-name="T56"> + 5</text:span><text:span text:style-name="T57">2 </text:span><text:span text:style-name="T56">+ 7</text:span><text:span text:style-name="T57">2 </text:span><text:span text:style-name="T56">+ 11</text:span><text:span text:style-name="T57">2 </text:span><text:span text:style-name="T56">+ 13</text:span><text:span text:style-name="T57">2 </text:span><text:span text:style-name="T56">+ 17</text:span><text:span text:style-name="T57">2 </text:span><text:span text:style-name="T56">+... + 97</text:span><text:span text:style-name="T57">2</text:span></text:p>
                <text:p><text:span text:style-name="T57"/></text:p>
              </text:list-item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filter (</text:span><text:span text:style-name="T66">fun</text:span><text:span text:style-name="T63"> x -&gt; isPrime x)</text:span></text:p>
                <text:p><text:span text:style-name="T63">|&gt; </text:span><text:span text:style-name="T65">List</text:span><text:span text:style-name="T63">.map (</text:span><text:span text:style-name="T67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  <text:p><text:span text:style-name="T57"/></text:p>
                <text:p><text:span text:style-name="T59"/></text:p>
                <text:p><text:span text:style-name="T59"/></text:p>
                <text:p><text:span text:style-name="T59"/></text:p>
              </text:list-item>
            </text:list>
          </draw:text-box>
        </draw:frame>
        <draw:frame draw:style-name="gr16" draw:text-style-name="P25" draw:layer="layout" svg:width="7.874cm" svg:height="2.384cm" svg:x="21.59cm" svg:y="15.904cm">
          <draw:text-box>
            <text:p><text:span text:style-name="T68">Need “isPrime” </text:span><text:span text:style-name="T68"><text:line-break/></text:span><text:span text:style-name="T68">Helper Fun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Impress1" presentation:presentation-page-layout-name="AL1T0">
        <office:forms form:automatic-focus="false" form:apply-design-mode="false"/>
        <draw:frame presentation:style-name="pr12" draw:text-style-name="P26" draw:layer="layout" svg:width="24cm" svg:height="12.18cm" svg:x="2cm" svg:y="6cm" presentation:class="subtitle">
          <draw:text-box>
            <text:list text:style-name="L2">
              <text:list-header>
                <text:p text:style-name="P3"><text:span text:style-name="T59">Example</text:span></text:p>
                <text:p text:style-name="P3"><text:span text:style-name="T59"/></text:p>
                <text:p text:style-name="P3"><text:span text:style-name="T5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69">There are three events, each will occur with probability 0.2, 0.3, 0.4 respectively (independent of each other)</text:span></text:p>
                <text:p text:style-name="P3"><text:span text:style-name="T69"/></text:p>
              </text:list-item>
              <text:list-item>
                <text:p text:style-name="P3"><text:span text:style-name="T69">What is the probability of no event happening?</text:span></text:p>
                <text:p text:style-name="P3"><text:span text:style-name="T69">(1 - 0.2) x (1 - 0.3) x (1 - 0.4)</text:span></text:p>
                <text:p text:style-name="P3"><text:span text:style-name="T69"/></text:p>
                <text:p text:style-name="P3"><text:span text:style-name="T69"/></text:p>
                <text:p text:style-name="P3"><text:span text:style-name="T59"/></text:p>
                <text:p text:style-name="P3"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69">There are three events, each will occur with probability 0.2, 0.3, 0.4 respectively (independent of each other)</text:span></text:p>
                <text:p text:style-name="P3"><text:span text:style-name="T69"/></text:p>
              </text:list-item>
              <text:list-item>
                <text:p text:style-name="P3"><text:span text:style-name="T69">What is the probability of no event happening?</text:span></text:p>
                <text:p text:style-name="P3"><text:span text:style-name="T69">(1 - 0.2) x (1 - 0.3) x (1 - 0.4)</text:span></text:p>
                <text:p text:style-name="P3"><text:span text:style-name="T69"/></text:p>
              </text:list-item>
              <text:list-item>
                <text:p text:style-name="P3"><text:span text:style-name="T69">What is the probability of at least one event happening?</text:span></text:p>
              </text:list-item>
              <text:list-item>
                <text:p text:style-name="P3"><text:span text:style-name="T69">1 - [ (1 - 0.2) x (1 - 0.3) x (1 - 0.4) ]</text:span></text:p>
                <text:p text:style-name="P3"><text:span text:style-name="T69"/></text:p>
                <text:p text:style-name="P3"><text:span text:style-name="T69"/></text:p>
                <text:p text:style-name="P3"><text:span text:style-name="T59"/></text:p>
                <text:p text:style-name="P3"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69">There are multiple events, each will occur with probability p</text:span><text:span text:style-name="T70">1</text:span><text:span text:style-name="T69">, p</text:span><text:span text:style-name="T70">2</text:span><text:span text:style-name="T69">, ......, p</text:span><text:span text:style-name="T70">n</text:span><text:span text:style-name="T69"> respectively (independent of each other)</text:span></text:p>
                <text:p text:style-name="P3"><text:span text:style-name="T69"/></text:p>
              </text:list-item>
              <text:list-item>
                <text:p text:style-name="P3"><text:span text:style-name="T69">What is the probability of no event happening?</text:span></text:p>
                <text:p text:style-name="P3"><text:span text:style-name="T69">(1 - p</text:span><text:span text:style-name="T70">1</text:span><text:span text:style-name="T69">) x (1 - p</text:span><text:span text:style-name="T70">2</text:span><text:span text:style-name="T69">) x ...... x (1 - p</text:span><text:span text:style-name="T70">n</text:span><text:span text:style-name="T69">)</text:span></text:p>
                <text:p text:style-name="P3"><text:span text:style-name="T69"/></text:p>
              </text:list-item>
              <text:list-item>
                <text:p text:style-name="P3"><text:span text:style-name="T69">What is the probability of at least one event happening?</text:span></text:p>
              </text:list-item>
              <text:list-item>
                <text:p text:style-name="P3"><text:span text:style-name="T69">1 - [ (1 - p</text:span><text:span text:style-name="T70">1</text:span><text:span text:style-name="T69">) x (1 - p</text:span><text:span text:style-name="T70">2</text:span><text:span text:style-name="T69">) x ...... x (1 - p</text:span><text:span text:style-name="T70">n</text:span><text:span text:style-name="T69">) ]</text:span></text:p>
                <text:p text:style-name="P3"><text:span text:style-name="T69"/></text:p>
                <text:p text:style-name="P3"><text:span text:style-name="T69"/></text:p>
                <text:p text:style-name="P3"><text:span text:style-name="T59"/></text:p>
                <text:p text:style-name="P3"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69">Given a list of number p</text:span><text:span text:style-name="T70">i</text:span><text:span text:style-name="T69"> , how do you calculate:</text:span></text:p>
              </text:list-item>
              <text:list-item>
                <text:p text:style-name="P3"><text:span text:style-name="T69">1 - [ (1 - p</text:span><text:span text:style-name="T70">1</text:span><text:span text:style-name="T69">) x (1 - p</text:span><text:span text:style-name="T70">2</text:span><text:span text:style-name="T69">) x ...... x (1 - p</text:span><text:span text:style-name="T70">n</text:span><text:span text:style-name="T69">) ]</text:span></text:p>
                <text:p text:style-name="P3"><text:span text:style-name="T69"/></text:p>
              </text:list-item>
              <text:list-item>
                <text:p text:style-name="P3"><text:span text:style-name="T59">xs</text:span></text:p>
                <text:p text:style-name="P3"><text:span text:style-name="T59">|&gt; </text:span><text:span text:style-name="T71">List</text:span><text:span text:style-name="T59">.map (</text:span><text:span text:style-name="T72">fun</text:span><text:span text:style-name="T59"> x -&gt; </text:span><text:span text:style-name="T73">1.0</text:span><text:span text:style-name="T59"> - x)</text:span></text:p>
                <text:p text:style-name="P3"><text:span text:style-name="T59">|&gt; </text:span><text:span text:style-name="T71">List</text:span><text:span text:style-name="T59">.product</text:span></text:p>
                <text:p text:style-name="P3"><text:span text:style-name="T59">|&gt; </text:span><text:span text:style-name="T72">fun</text:span><text:span text:style-name="T59"> z -&gt; </text:span><text:span text:style-name="T73">1.0</text:span><text:span text:style-name="T59"> - z</text:span></text:p>
                <text:p text:style-name="P3"><text:span text:style-name="T69"/></text:p>
                <text:p text:style-name="P3"><text:span text:style-name="T59"/></text:p>
                <text:p text:style-name="P3"><text:span text:style-name="T59"/></text:p>
              </text:list-item>
            </text:list>
          </draw:text-box>
        </draw:frame>
        <draw:frame draw:style-name="gr17" draw:text-style-name="P27" draw:layer="layout" svg:width="7.62cm" svg:height="2.529cm" draw:transform="rotate (0.465479311506888) translate (18.38cm 16.577cm)">
          <draw:text-box>
            <text:p><text:span text:style-name="T74">Need to self define “List.product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69">Given a list of number p</text:span><text:span text:style-name="T70">i</text:span><text:span text:style-name="T69"> , how do you calculate:</text:span></text:p>
              </text:list-item>
              <text:list-item>
                <text:p text:style-name="P3"><text:span text:style-name="T69">1 - [ (1 - p</text:span><text:span text:style-name="T70">1</text:span><text:span text:style-name="T69">) x (1 - p</text:span><text:span text:style-name="T70">2</text:span><text:span text:style-name="T69">) x ...... x (1 - p</text:span><text:span text:style-name="T70">n</text:span><text:span text:style-name="T69">) ]</text:span></text:p>
                <text:p text:style-name="P3"><text:span text:style-name="T69"/></text:p>
              </text:list-item>
              <text:list-item>
                <text:p text:style-name="P3"><text:span text:style-name="T59">xs</text:span></text:p>
                <text:p text:style-name="P3"><text:span text:style-name="T59">.Select(x =&gt; 1.0 - x)</text:span></text:p>
                <text:p text:style-name="P3"><text:span text:style-name="T59">.Product()</text:span></text:p>
                <text:p text:style-name="P3"><text:span text:style-name="T59">.Then(z =&gt; 1.0 - z)</text:span></text:p>
                <text:p text:style-name="P3"><text:span text:style-name="T69"/></text:p>
                <text:p text:style-name="P3"><text:span text:style-name="T59"/></text:p>
                <text:p text:style-name="P3"><text:span text:style-name="T59"/></text:p>
              </text:list-item>
            </text:list>
          </draw:text-box>
        </draw:frame>
        <draw:frame draw:style-name="gr18" draw:text-style-name="P27" draw:layer="layout" svg:width="10.792cm" svg:height="3.668cm" draw:transform="skewX (4.70370673771338E-017) rotate (0.465479311506888) translate (14.872cm 15.01cm)">
          <draw:text-box>
            <text:p><text:span text:style-name="T74">Need to self define “Product” or use “LINQ.Aggregate”</text:span></text:p>
          </draw:text-box>
        </draw:frame>
        <draw:frame draw:style-name="gr17" draw:text-style-name="P27" draw:layer="layout" svg:width="10.111cm" svg:height="2.529cm" draw:transform="skewX (-7.28069006272419E-017) rotate (0.465479311506888) translate (16.246cm 18.254cm)">
          <draw:text-box>
            <text:p><text:span text:style-name="T74">Need to self define “The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Impress1" presentation:presentation-page-layout-name="AL4T32">
        <office:forms form:automatic-focus="false" form:apply-design-mode="false"/>
        <draw:frame presentation:style-name="pr13" draw:text-style-name="P28" draw:layer="layout" svg:width="24.599cm" svg:height="16.26cm" svg:x="2cm" svg:y="0.836cm" presentation:class="subtitle">
          <draw:text-box>
            <text:p><text:span text:style-name="T75">Partial Application</text:span></text:p>
          </draw:text-box>
        </draw:frame>
        <draw:frame draw:style-name="gr19" draw:text-style-name="P29" draw:layer="layout" svg:width="10.414cm" svg:height="2.741cm" draw:transform="rotate (0.302465559370617) translate (16.51cm 15.802cm)">
          <draw:text-box>
            <text:p><text:span text:style-name="T76">Useful Language Desig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77">let</text:span><text:span text:style-name="T21"> result = AddAll 1 2 3 4 <text:s text:c="2"/></text:span></text:p>
                <text:p><text:span text:style-name="T20"/></text:p>
                <text:p><text:span text:style-name="T20">// result = 10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77">let</text:span><text:span text:style-name="T21"> result = AddAll 1 2 3 <text:s text:c="3"/></text:span></text:p>
                <text:p><text:span text:style-name="T20"/></text:p>
                <text:p><text:span text:style-name="T20">// Missing one variable?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77">let</text:span><text:span text:style-name="T21"> result = AddAll 1 2 3 <text:s text:c="3"/></text:span></text:p>
                <text:p><text:span text:style-name="T20"/></text:p>
                <text:p><text:span text:style-name="T20">// No compilation error.</text:span></text:p>
                <text:p><text:span text:style-name="T20">// result : int -&gt; int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1">If a function/machine:</text:span></text:p>
                <text:p><text:span text:style-name="T21"/></text:p>
              </text:list-header>
              <text:list-item>
                <text:p><text:span text:style-name="T21">Needs 5 inputs</text:span></text:p>
              </text:list-item>
              <text:list-item>
                <text:p><text:span text:style-name="T21">But only 2 inputs provided,</text:span></text:p>
                <text:p><text:span text:style-name="T21"/></text:p>
                <text:p><text:span text:style-name="T21"/></text:p>
              </text:list-item>
              <text:list-item>
                <text:p><text:span text:style-name="T21">Still needs 3 additional inputs.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1">If a function/machine:</text:span></text:p>
                <text:p><text:span text:style-name="T21"/></text:p>
              </text:list-header>
              <text:list-item>
                <text:p><text:span text:style-name="T21">Needs 5 inputs</text:span></text:p>
              </text:list-item>
              <text:list-item>
                <text:p><text:span text:style-name="T21">But only 2 inputs provided,</text:span></text:p>
                <text:p><text:span text:style-name="T21"/></text:p>
                <text:p><text:span text:style-name="T21"/></text:p>
              </text:list-item>
              <text:list-item>
                <text:p><text:span text:style-name="T21">Becomes a brand new function/machine that needs 3 inputs.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21"> f u v w x y = ......</text:span></text:p>
                <text:p><text:span text:style-name="T21"/></text:p>
              </text:list-item>
              <text:list-item>
                <text:p><text:span text:style-name="T77">let</text:span><text:span text:style-name="T21"> result = f u v </text:span></text:p>
                <text:p><text:span text:style-name="T20"/></text:p>
                <text:p><text:span text:style-name="T20">// result : W -&gt; X -&gt; Y -&gt; output</text:span></text:p>
                <text:p><text:span text:style-name="T20"/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77">public static</text:span><text:span text:style-name="T21"> </text:span><text:span text:style-name="T78">int</text:span><text:span text:style-name="T21"> Add (</text:span><text:span text:style-name="T78">int</text:span><text:span text:style-name="T21"> x, </text:span><text:span text:style-name="T78">int</text:span><text:span text:style-name="T21"> y){ </text:span></text:p>
                <text:p><text:span text:style-name="T21"><text:s text:c="4"/></text:span><text:span text:style-name="T77">return</text:span><text:span text:style-name="T21"> x + y;</text:span></text:p>
                <text:p><text:span text:style-name="T21">}</text:span></text:p>
                <text:p><text:span text:style-name="T21"/></text:p>
              </text:list-item>
              <text:list-item>
                <text:p><text:span text:style-name="T21">var z = Add(1);</text:span></text:p>
                <text:p><text:span text:style-name="T49">Compile ERROR!</text:span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in C#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63">A function that needs </text:span><text:span text:style-name="T79">n</text:span><text:span text:style-name="T63"> inputs, </text:span></text:p>
              </text:list-item>
              <text:list-item>
                <text:p><text:span text:style-name="T63">but only given </text:span><text:span text:style-name="T79">(n-1)</text:span><text:span text:style-name="T63"> inputs,</text:span></text:p>
              </text:list-item>
              <text:list-item>
                <text:p><text:span text:style-name="T63">then you still need </text:span><text:span text:style-name="T79">1</text:span><text:span text:style-name="T63"> more input.</text:span></text:p>
                <text:p><text:span text:style-name="T63"/></text:p>
              </text:list-item>
              <text:list-item>
                <text:p><text:span text:style-name="T63">i.e. a brand new 1-input, 1-output func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1"/></text:p>
                <text:p><text:span text:style-name="T21"/></text:p>
              </text:list-header>
              <text:list-item>
                <text:p><text:span text:style-name="T21">INSERT PICTURE HERE</text:span></text:p>
                <text:p><text:span text:style-name="T20"/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Impress1" presentation:presentation-page-layout-name="AL2T1">
        <office:forms form:automatic-focus="false" form:apply-design-mode="false"/>
        <draw:frame presentation:style-name="pr5" draw:text-style-name="P30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><text:span text:style-name="T80">f a b c </text:span><text:span text:style-name="T81">x</text:span><text:span text:style-name="T80"> = </text:span><text:span text:style-name="T81">y</text:span></text:p>
                <text:p><text:span text:style-name="T82"/></text:p>
                <text:p><text:span text:style-name="T83"/></text:p>
                <text:p><text:span text:style-name="T83"/></text:p>
              </text:list-item>
              <text:list-item>
                <text:p><text:span text:style-name="T83">f a b c <text:s text:c="2"/>: </text:span><text:span text:style-name="T84">X</text:span><text:span text:style-name="T83"> -&gt; </text:span><text:span text:style-name="T84">Y</text:span></text:p>
              </text:list-item>
            </text:list>
          </draw:text-box>
        </draw:frame>
        <draw:frame draw:style-name="gr20" draw:text-style-name="P29" draw:layer="layout" svg:width="11.938cm" svg:height="3.723cm" draw:transform="rotate (0.265813645078736) translate (15.24cm 15.582cm)">
          <draw:text-box>
            <text:p><text:span text:style-name="T76">Assemble almost everything </text:span></text:p>
            <text:p><text:span text:style-name="T76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Impress1" presentation:presentation-page-layout-name="AL2T1">
        <office:forms form:automatic-focus="false" form:apply-design-mode="false"/>
        <draw:frame presentation:style-name="pr5" draw:text-style-name="P30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><text:span text:style-name="T80">f a b c </text:span><text:span text:style-name="T81">x</text:span><text:span text:style-name="T80"> = </text:span><text:span text:style-name="T81">y</text:span></text:p>
              </text:list-item>
              <text:list-item>
                <text:p><text:span text:style-name="T85">g m n o</text:span><text:span text:style-name="T81"> y </text:span><text:span text:style-name="T85">=</text:span><text:span text:style-name="T81"> z</text:span></text:p>
                <text:p><text:span text:style-name="T83"/></text:p>
                <text:p><text:span text:style-name="T83"/></text:p>
              </text:list-item>
              <text:list-item>
                <text:p><text:span text:style-name="T83">f a b c <text:s text:c="2"/>: </text:span><text:span text:style-name="T84">X</text:span><text:span text:style-name="T83"> -&gt; </text:span><text:span text:style-name="T84">Y</text:span></text:p>
              </text:list-item>
              <text:list-item>
                <text:p><text:span text:style-name="T85">g m n o <text:s text:c="2"/>: <text:s text:c="5"/></text:span><text:span text:style-name="T84">Y</text:span><text:span text:style-name="T85"> -&gt; </text:span><text:span text:style-name="T84">Z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Impress1" presentation:presentation-page-layout-name="AL2T1">
        <office:forms form:automatic-focus="false" form:apply-design-mode="false"/>
        <draw:frame presentation:style-name="pr5" draw:text-style-name="P30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><text:span text:style-name="T80">f a b c </text:span><text:span text:style-name="T81">x</text:span><text:span text:style-name="T80"> = </text:span><text:span text:style-name="T81">y</text:span></text:p>
              </text:list-item>
              <text:list-item>
                <text:p><text:span text:style-name="T85">g m n o</text:span><text:span text:style-name="T81"> y </text:span><text:span text:style-name="T85">=</text:span><text:span text:style-name="T81"> z</text:span></text:p>
                <text:p><text:span text:style-name="T83"/></text:p>
                <text:p><text:span text:style-name="T83"/></text:p>
              </text:list-item>
              <text:list-item>
                <text:p><text:span text:style-name="T83">f a b c <text:s text:c="2"/>: </text:span><text:span text:style-name="T84">X</text:span><text:span text:style-name="T83"> -&gt; </text:span><text:span text:style-name="T84">Y</text:span></text:p>
              </text:list-item>
              <text:list-item>
                <text:p><text:span text:style-name="T85">g m n o <text:s text:c="2"/>: <text:s text:c="5"/></text:span><text:span text:style-name="T84">Y</text:span><text:span text:style-name="T85"> -&gt; </text:span><text:span text:style-name="T84">Z</text:span></text:p>
                <text:p><text:span text:style-name="T84"/></text:p>
              </text:list-item>
              <text:list-item>
                <text:p><text:span text:style-name="T85">x</text:span></text:p>
                <text:p><text:span text:style-name="T85">|&gt; f a b c</text:span></text:p>
                <text:p><text:span text:style-name="T85">|&gt; g m n 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Impress1" presentation:presentation-page-layout-name="AL2T1">
        <office:forms form:automatic-focus="false" form:apply-design-mode="false"/>
        <draw:frame presentation:style-name="pr5" draw:text-style-name="P30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><text:span text:style-name="T80">f a b c </text:span><text:span text:style-name="T81">x</text:span><text:span text:style-name="T80"> = </text:span><text:span text:style-name="T81">y</text:span></text:p>
              </text:list-item>
              <text:list-item>
                <text:p><text:span text:style-name="T85">g m n o</text:span><text:span text:style-name="T81"> y </text:span><text:span text:style-name="T85">=</text:span><text:span text:style-name="T81"> z</text:span></text:p>
                <text:p><text:span text:style-name="T83"/></text:p>
                <text:p><text:span text:style-name="T83"/></text:p>
              </text:list-item>
              <text:list-item>
                <text:p><text:span text:style-name="T83">f a b c <text:s text:c="2"/>: </text:span><text:span text:style-name="T84">X</text:span><text:span text:style-name="T83"> -&gt; </text:span><text:span text:style-name="T84">Y</text:span></text:p>
              </text:list-item>
              <text:list-item>
                <text:p><text:span text:style-name="T85">g m n o <text:s text:c="2"/>: <text:s text:c="5"/></text:span><text:span text:style-name="T84">Y</text:span><text:span text:style-name="T85"> -&gt; </text:span><text:span text:style-name="T84">Z</text:span></text:p>
                <text:p><text:span text:style-name="T84"/></text:p>
              </text:list-item>
              <text:list-item>
                <text:p><text:span text:style-name="T85">x</text:span></text:p>
                <text:p><text:span text:style-name="T85">|&gt; f a b c</text:span></text:p>
                <text:p><text:span text:style-name="T85">|&gt; g m n o</text:span></text:p>
              </text:list-item>
            </text:list>
          </draw:text-box>
        </draw:frame>
        <draw:custom-shape draw:style-name="gr21" draw:text-style-name="P8" draw:layer="layout" svg:width="4.318cm" svg:height="1.27cm" svg:x="4.572cm" svg:y="13.71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4.318cm" svg:height="1.016cm" svg:x="4.572cm" svg:y="15.494cm">
          <text:p/>
          <draw:enhanced-geometry svg:viewBox="0 0 21600 21600" draw:type="rectangle" draw:enhanced-path="M 0 0 L 21600 0 21600 21600 0 21600 0 0 Z N"/>
        </draw:custom-shape>
        <draw:frame draw:style-name="gr20" draw:text-style-name="P29" draw:layer="layout" svg:width="11.938cm" svg:height="3.723cm" draw:transform="rotate (0.265813645078736) translate (9.652cm 16.852cm)">
          <draw:text-box>
            <text:p><text:span text:style-name="T76">Assemble almost everything </text:span></text:p>
            <text:p><text:span text:style-name="T76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Exampl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filter (</text:span><text:span text:style-name="T66">fun</text:span><text:span text:style-name="T63"> x -&gt; x % </text:span><text:span text:style-name="T64">3</text:span><text:span text:style-name="T63"> = </text:span><text:span text:style-name="T64">0</text:span><text:span text:style-name="T63"> || x % </text:span><text:span text:style-name="T64">5</text:span><text:span text:style-name="T63"> = </text:span><text:span text:style-name="T64">0</text:span><text:span text:style-name="T63">)</text:span></text:p>
                <text:p><text:span text:style-name="T63">|&gt; </text:span><text:span text:style-name="T65">List</text:span><text:span text:style-name="T63">.map (</text:span><text:span text:style-name="T67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Exampl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filter (</text:span><text:span text:style-name="T66">fun</text:span><text:span text:style-name="T63"> x -&gt; x % </text:span><text:span text:style-name="T64">3</text:span><text:span text:style-name="T63"> = </text:span><text:span text:style-name="T64">0</text:span><text:span text:style-name="T63"> || x % </text:span><text:span text:style-name="T64">5</text:span><text:span text:style-name="T63"> = </text:span><text:span text:style-name="T64">0</text:span><text:span text:style-name="T63">)</text:span></text:p>
                <text:p><text:span text:style-name="T63">|&gt; </text:span><text:span text:style-name="T65">List</text:span><text:span text:style-name="T63">.map (</text:span><text:span text:style-name="T67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</text:list-item>
            </text:list>
          </draw:text-box>
        </draw:frame>
        <draw:custom-shape draw:style-name="gr23" draw:text-style-name="P8" draw:layer="layout" svg:width="19.558cm" svg:height="1.016cm" svg:x="4.318cm" svg:y="7.11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11.176cm" svg:height="1.016cm" svg:x="4.318cm" svg:y="8.382cm">
          <text:p/>
          <draw:enhanced-geometry svg:viewBox="0 0 21600 21600" draw:type="rectangle" draw:enhanced-path="M 0 0 L 21600 0 21600 21600 0 21600 0 0 Z N"/>
        </draw:custom-shape>
        <draw:frame draw:style-name="gr25" draw:text-style-name="P31" draw:layer="layout" svg:width="10.937cm" svg:height="2.742cm" draw:transform="rotate (0.346273323595675) translate (13.829cm 15.653cm)">
          <draw:text-box>
            <text:p><text:span text:style-name="T76">Assemble almost everything </text:span></text:p>
            <text:p><text:span text:style-name="T76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C# Extension Method “this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6">public static</text:span><text:span text:style-name="T87"> </text:span><text:span text:style-name="T88">B1</text:span><text:span text:style-name="T87"> f(</text:span><text:span text:style-name="T89">this</text:span><text:span text:style-name="T90"> </text:span><text:span text:style-name="T88">A1 </text:span><text:span text:style-name="T87">a1, </text:span><text:span text:style-name="T88">A2</text:span><text:span text:style-name="T87"> a2, </text:span><text:span text:style-name="T88">A3</text:span><text:span text:style-name="T87"> a3){......}</text:span></text:p>
              </text:list-item>
              <text:list-item>
                <text:p><text:span text:style-name="T91">public static</text:span><text:span text:style-name="T87"> </text:span><text:span text:style-name="T88">C1</text:span><text:span text:style-name="T87"> g(</text:span><text:span text:style-name="T89">this</text:span><text:span text:style-name="T90"> </text:span><text:span text:style-name="T88">B1 </text:span><text:span text:style-name="T87">b1, </text:span><text:span text:style-name="T88">B2</text:span><text:span text:style-name="T87"> b2, </text:span><text:span text:style-name="T88">B3</text:span><text:span text:style-name="T87"> b3){......}</text:span></text:p>
              </text:list-item>
              <text:list-item>
                <text:p><text:span text:style-name="T91">public static</text:span><text:span text:style-name="T87"> </text:span><text:span text:style-name="T88">D1</text:span><text:span text:style-name="T87"> h(</text:span><text:span text:style-name="T89">this</text:span><text:span text:style-name="T90"> </text:span><text:span text:style-name="T88">C1 </text:span><text:span text:style-name="T87">c1, </text:span><text:span text:style-name="T88">C2</text:span><text:span text:style-name="T87"> c2, </text:span><text:span text:style-name="T88">C3</text:span><text:span text:style-name="T87"> c3){......}</text:span></text:p>
                <text:p><text:span text:style-name="T21"/></text:p>
                <text:p><text:span text:style-name="T21"/></text:p>
              </text:list-item>
              <text:list-item>
                <text:p><text:span text:style-name="T21">f: A1,A2,A3 -&gt; </text:span><text:span text:style-name="T51">B1</text:span></text:p>
              </text:list-item>
              <text:list-item>
                <text:p><text:span text:style-name="T21">g: <text:s text:c="12"/></text:span><text:span text:style-name="T51">B1</text:span><text:span text:style-name="T21">,B2,B3 -&gt; </text:span><text:span text:style-name="T30">C1</text:span></text:p>
              </text:list-item>
              <text:list-item>
                <text:p><text:span text:style-name="T21">h: <text:s text:c="24"/></text:span><text:span text:style-name="T30">C1</text:span><text:span text:style-name="T21">,C2,C3 -&gt; D1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C# Extension Method “this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1">a1</text:span></text:p>
                <text:p><text:span text:style-name="T21">.f(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</text:list-item>
              <text:list-item>
                <text:p><text:span text:style-name="T21">f: A1,A2,A3 -&gt; </text:span><text:span text:style-name="T51">B1</text:span></text:p>
              </text:list-item>
              <text:list-item>
                <text:p><text:span text:style-name="T21">g: <text:s text:c="12"/></text:span><text:span text:style-name="T51">B1</text:span><text:span text:style-name="T21">,B2,B3 -&gt; </text:span><text:span text:style-name="T30">C1</text:span></text:p>
              </text:list-item>
              <text:list-item>
                <text:p><text:span text:style-name="T21">h: <text:s text:c="24"/></text:span><text:span text:style-name="T30">C1</text:span><text:span text:style-name="T21">,C2,C3 -&gt; D1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11.97cm" svg:height="16.402cm" svg:x="2cm" svg:y="1.778cm" presentation:class="outline" presentation:user-transformed="true">
          <draw:text-box>
            <text:list text:style-name="L3">
              <text:list-item>
                <text:p><text:span text:style-name="T21">a1</text:span></text:p>
                <text:p><text:span text:style-name="T21">.f(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51">f(a1,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  <text:p><text:span text:style-name="T21"/></text:p>
              </text:list-item>
            </text:list>
          </draw:text-box>
        </draw:frame>
        <draw:frame presentation:style-name="pr5" draw:text-style-name="P17" draw:layer="layout" svg:width="15.018cm" svg:height="16.402cm" svg:x="11.398cm" svg:y="1.632cm" presentation:class="outline" presentation:user-transformed="true">
          <draw:text-box>
            <text:list text:style-name="L3">
              <text:list-header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header>
              <text:list-item>
                <text:p><text:span text:style-name="T21">h(</text:span><text:span text:style-name="T92">g(</text:span><text:span text:style-name="T93">f(a1,a2,a3)</text:span><text:span text:style-name="T92">,b2,b3)</text:span><text:span text:style-name="T30">,</text:span><text:span text:style-name="T21">c2,c3);</text:span></text:p>
                <text:p><text:span text:style-name="T94"/></text:p>
                <text:p><text:span text:style-name="T30"/></text:p>
                <text:p><text:span text:style-name="T30"/></text:p>
              </text:list-item>
              <text:list-item>
                <text:p><text:span text:style-name="T30">g(</text:span><text:span text:style-name="T94">f(a1,a2,a3)</text:span><text:span text:style-name="T30">,b2,b3)</text:span></text:p>
                <text:p><text:span text:style-name="T21">.h(c2,c3);</text:span></text:p>
                <text:p><text:span text:style-name="T21"/></text:p>
                <text:p><text:span text:style-name="T21"/></text:p>
              </text:list-item>
            </text:list>
          </draw:text-box>
        </draw:frame>
        <draw:line draw:style-name="gr26" draw:text-style-name="P8" draw:layer="layout" svg:x1="5.08cm" svg:y1="7.874cm" svg:x2="5.08cm" svg:y2="11.43cm">
          <text:p/>
        </draw:line>
        <draw:line draw:style-name="gr27" draw:text-style-name="P8" draw:layer="layout" svg:x1="10.16cm" svg:y1="14.732cm" svg:x2="11.938cm" svg:y2="14.732cm">
          <text:p/>
        </draw:line>
        <draw:line draw:style-name="gr27" draw:text-style-name="P8" draw:layer="layout" svg:x1="16.256cm" svg:y1="12.446cm" svg:x2="16.256cm" svg:y2="9.398cm">
          <text:p/>
        </draw:line>
        <draw:frame draw:style-name="gr28" draw:text-style-name="P15" draw:layer="layout" svg:width="7.827cm" svg:height="3.416cm" draw:transform="rotate (0.346273323595675) translate (18.546cm 17.896cm)">
          <draw:text-box>
            <text:p text:style-name="P30"><text:span text:style-name="T22">Syntactic sug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30" draw:layer="layout" svg:width="24cm" svg:height="12.18cm" svg:x="2cm" svg:y="6cm" presentation:class="outline">
          <draw:text-box>
            <text:list text:style-name="L3">
              <text:list-item>
                <text:p><text:span text:style-name="T41">Func</text:span><text:span text:style-name="T51">&lt;</text:span><text:span text:style-name="T21">A,B,C,D,Z</text:span><text:span text:style-name="T51">&gt; </text:span><text:span text:style-name="T18">f(a,b,c,d)</text:span></text:p>
                <text:p><text:span text:style-name="T21"/></text:p>
                <text:p><text:span text:style-name="T21"/></text:p>
              </text:list-item>
              <text:list-item>
                <text:p><text:span text:style-name="T21">f(a) <text:s text:c="8"/></text:span><text:span text:style-name="T49">// COMPILE ERROR!</text:span></text:p>
              </text:list-item>
              <text:list-item>
                <text:p><text:span text:style-name="T21">f(a,b) <text:s text:c="6"/></text:span><text:span text:style-name="T49">// COMPILE ERROR!</text:span></text:p>
              </text:list-item>
              <text:list-item>
                <text:p><text:span text:style-name="T21">f(a,b,c) <text:s text:c="4"/></text:span><text:span text:style-name="T49">// COMPILE ERROR!</text:span></text:p>
                <text:p><text:span text:style-name="T21"/></text:p>
              </text:list-item>
            </text:list>
          </draw:text-box>
        </draw:frame>
        <draw:frame presentation:style-name="pr8" draw:layer="layout" svg:width="24.599cm" svg:height="3.507cm" svg:x="2cm" svg:y="0.836cm" presentation:class="title">
          <draw:text-box>
            <text:p>General Case in C#</text:p>
          </draw:text-box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3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5">&lt;</text:span><text:span text:style-name="T21">B,</text:span><text:span text:style-name="T41">Func</text:span><text:span text:style-name="T96">&lt;</text:span><text:span text:style-name="T21">C,</text:span><text:span text:style-name="T41">Func</text:span><text:span text:style-name="T21">&lt;D,Z&gt;</text:span><text:span text:style-name="T96">&gt;</text:span><text:span text:style-name="T95">&gt;</text:span><text:span text:style-name="T51">&gt;</text:span></text:p>
              </text:list-item>
              <text:list-item>
                <text:p><text:span text:style-name="T18">Flexible </text:span></text:p>
                <text:p><text:span text:style-name="T18"/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B,C,D,Z</text:span><text:span text:style-name="T51">&gt;</text:span></text:p>
              </text:list-item>
              <text:list-item>
                <text:p><text:span text:style-name="T21">Not flexible (need to assemble everything)</text:span></text:p>
                <text:p><text:span text:style-name="T21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“Currying”</text:p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3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5">&lt;</text:span><text:span text:style-name="T21">B,</text:span><text:span text:style-name="T41">Func</text:span><text:span text:style-name="T96">&lt;</text:span><text:span text:style-name="T21">C,</text:span><text:span text:style-name="T41">Func</text:span><text:span text:style-name="T21">&lt;D,Z&gt;</text:span><text:span text:style-name="T96">&gt;</text:span><text:span text:style-name="T95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97">Func</text:span><text:span text:style-name="T98">&lt;</text:span><text:span text:style-name="T99">B,</text:span><text:span text:style-name="T97">Func</text:span><text:span text:style-name="T100">&lt;</text:span><text:span text:style-name="T99">C,</text:span><text:span text:style-name="T97">Func</text:span><text:span text:style-name="T99">&lt;D,Z&gt;</text:span><text:span text:style-name="T100">&gt;</text:span><text:span text:style-name="T98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5">&lt;</text:span><text:span text:style-name="T21">B,</text:span><text:span text:style-name="T101">Func</text:span><text:span text:style-name="T102">&lt;</text:span><text:span text:style-name="T103">C,</text:span><text:span text:style-name="T101">Func</text:span><text:span text:style-name="T103">&lt;D,Z&gt;</text:span><text:span text:style-name="T102">&gt;</text:span><text:span text:style-name="T95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5">&lt;</text:span><text:span text:style-name="T21">B,</text:span><text:span text:style-name="T41">Func</text:span><text:span text:style-name="T96">&lt;</text:span><text:span text:style-name="T21">C,</text:span><text:span text:style-name="T104">Func</text:span><text:span text:style-name="T105">&lt;D,Z&gt;</text:span><text:span text:style-name="T96">&gt;</text:span><text:span text:style-name="T95">&gt;</text:span><text:span text:style-name="T51">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“Currying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5">&lt;</text:span><text:span text:style-name="T21">B,</text:span><text:span text:style-name="T41">Func</text:span><text:span text:style-name="T96">&lt;</text:span><text:span text:style-name="T21">C,</text:span><text:span text:style-name="T41">Func</text:span><text:span text:style-name="T21">&lt;D,Z&gt;</text:span><text:span text:style-name="T96">&gt;</text:span><text:span text:style-name="T95">&gt;</text:span><text:span text:style-name="T51">&gt;</text:span><text:span text:style-name="T21"> Curry (</text:span><text:span text:style-name="T41">Func</text:span><text:span text:style-name="T21">&lt;A,B,C,D,Z&gt; f) {</text:span></text:p>
                <text:p><text:span text:style-name="T21"><text:s text:c="4"/></text:span><text:span text:style-name="T21">return a =&gt; b =&gt; c =&gt; d =&gt; f(a,b,c,d);</text:span></text:p>
                <text:p><text:span text:style-name="T21">}</text:span></text:p>
                <text:p><text:span text:style-name="T21"/></text:p>
              </text:list-item>
              <text:list-item>
                <text:p><text:span text:style-name="T41">var</text:span><text:span text:style-name="T21"> g = Curry(f);</text:span></text:p>
              </text:list-item>
              <text:list-item>
                <text:p><text:span text:style-name="T21">g(a) <text:s text:c="12"/></text:span><text:span text:style-name="T20">Compiles!</text:span></text:p>
              </text:list-item>
              <text:list-item>
                <text:p><text:span text:style-name="T106">g(a)(b) <text:s text:c="9"/></text:span><text:span text:style-name="T20">Compiles!</text:span></text:p>
              </text:list-item>
              <text:list-item>
                <text:p><text:span text:style-name="T106">g(a)(b)(c) <text:s text:c="6"/></text:span><text:span text:style-name="T20">Compiles! 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Impress1" presentation:presentation-page-layout-name="AL4T32">
        <office:forms form:automatic-focus="false" form:apply-design-mode="false"/>
        <draw:frame presentation:style-name="pr13" draw:text-style-name="P32" draw:layer="layout" svg:width="24.599cm" svg:height="16.26cm" svg:x="2cm" svg:y="0.836cm" presentation:class="subtitle">
          <draw:text-box>
            <text:p><text:span text:style-name="T107">Higher Order Functions</text:span></text:p>
          </draw:text-box>
        </draw:frame>
        <draw:frame draw:style-name="gr29" draw:text-style-name="P33" draw:layer="layout" svg:width="11.176cm" svg:height="1.673cm" draw:transform="rotate (0.421147948506232) translate (19.05cm 15.745cm)">
          <draw:text-box>
            <text:p><text:span text:style-name="T108">Function as inpu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Primitive Types</text:p>
          </draw:text-box>
        </draw:frame>
        <draw:frame presentation:style-name="pr5" draw:text-style-name="P3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9">public</text:span><text:span text:style-name="T110"> </text:span><text:span text:style-name="T111">double</text:span><text:span text:style-name="T110"> f(</text:span><text:span text:style-name="T111">double</text:span><text:span text:style-name="T110"> a, </text:span><text:span text:style-name="T111">int</text:span><text:span text:style-name="T110"> b, </text:span><text:span text:style-name="T111">string</text:span><text:span text:style-name="T110"> c){......}</text:span></text:p>
                <text:p><text:span text:style-name="T110"/></text:p>
                <text:p><text:span text:style-name="T110"/></text:p>
                <text:p><text:span text:style-name="T110"/></text:p>
                <text:p><text:span text:style-name="T110"/></text:p>
              </text:list-item>
              <text:list-item>
                <text:p><text:span text:style-name="T110">Basic data types as inputs/outputs</text:span></text:p>
                <text:p><text:span text:style-name="T110"/></text:p>
                <text:p><text:span text:style-name="T1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Impress1" presentation:presentation-page-layout-name="AL2T1">
        <office:forms form:automatic-focus="false" form:apply-design-mode="false"/>
        <draw:frame presentation:style-name="pr5" draw:text-style-name="P3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9">public</text:span><text:span text:style-name="T110"> </text:span><text:span text:style-name="T111">double</text:span><text:span text:style-name="T110"> f(</text:span><text:span text:style-name="T112">Func</text:span><text:span text:style-name="T110">&lt;</text:span><text:span text:style-name="T109">double</text:span><text:span text:style-name="T110">,</text:span><text:span text:style-name="T109">int</text:span><text:span text:style-name="T110">&gt; g, </text:span><text:span text:style-name="T111">string</text:span><text:span text:style-name="T110"> c){......}</text:span></text:p>
                <text:p><text:span text:style-name="T110"/></text:p>
                <text:p><text:span text:style-name="T110"/></text:p>
                <text:p><text:span text:style-name="T110"/></text:p>
                <text:p><text:span text:style-name="T110"/></text:p>
              </text:list-item>
              <text:list-item>
                <text:p><text:span text:style-name="T110">Function “f” accepts another function “g” as input.</text:span></text:p>
                <text:p><text:span text:style-name="T110"/></text:p>
                <text:p><text:span text:style-name="T110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Functions as input</text:p>
          </draw:text-box>
        </draw:frame>
        <draw:custom-shape draw:style-name="gr30" draw:text-style-name="P8" draw:layer="layout" svg:width="7.874cm" svg:height="1.524cm" svg:x="10.414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Impress1" presentation:presentation-page-layout-name="AL2T1">
        <office:forms form:automatic-focus="false" form:apply-design-mode="false"/>
        <draw:frame presentation:style-name="pr5" draw:text-style-name="P3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9">public</text:span><text:span text:style-name="T110"> </text:span><text:span text:style-name="T113">Func</text:span><text:span text:style-name="T111">&lt;int,double&gt;</text:span><text:span text:style-name="T110"> f(</text:span><text:span text:style-name="T111">double</text:span><text:span text:style-name="T110"> a, </text:span><text:span text:style-name="T111">int</text:span><text:span text:style-name="T110"> b, </text:span><text:span text:style-name="T111">string</text:span><text:span text:style-name="T110"> c){......}</text:span></text:p>
                <text:p><text:span text:style-name="T110"/></text:p>
                <text:p><text:span text:style-name="T110"/></text:p>
                <text:p><text:span text:style-name="T110"/></text:p>
                <text:p><text:span text:style-name="T110"/></text:p>
              </text:list-item>
              <text:list-item>
                <text:p><text:span text:style-name="T110">Function “f” returns another function as output.</text:span></text:p>
                <text:p><text:span text:style-name="T110"/></text:p>
                <text:p><text:span text:style-name="T110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Functions as output</text:p>
          </draw:text-box>
        </draw:frame>
        <draw:custom-shape draw:style-name="gr31" draw:text-style-name="P8" draw:layer="layout" svg:width="7.874cm" svg:height="1.524cm" svg:x="6.096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5.842cm" svg:height="3.402cm" svg:x="20.066cm" svg:y="7.77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17.391cm" svg:height="10.414cm" svg:x="4.199cm" svg:y="4.064cm">
          <draw:image xlink:href="Pictures/10000201000002A100000193C8281EF3BDADA6A6.png" xlink:type="simple" xlink:show="embed" xlink:actuate="onLoad">
            <text:p/>
          </draw:image>
        </draw:frame>
        <draw:frame draw:style-name="gr2" draw:text-style-name="P8" draw:layer="layout" svg:width="7.488cm" svg:height="7.366cm" svg:x="8.886cm" svg:y="5.588cm">
          <draw:image xlink:href="Pictures/10000000000002640000025A11A031A72F8330AE.jpg" xlink:type="simple" xlink:show="embed" xlink:actuate="onLoad">
            <text:p/>
          </draw:image>
        </draw:frame>
        <draw:frame draw:style-name="gr2" draw:text-style-name="P8" draw:layer="layout" svg:width="3.146cm" svg:height="3.048cm" svg:x="1.778cm" svg:y="8.128cm">
          <draw:image xlink:href="Pictures/100002010000012C00000123222AD1FB5B11C1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53">[</text:span><text:span text:style-name="T54">1</text:span><text:span text:style-name="T53"> .. </text:span><text:span text:style-name="T54">999</text:span><text:span text:style-name="T53">]</text:span></text:p>
                <text:p><text:span text:style-name="T53">|&gt; </text:span><text:span text:style-name="T55">List</text:span><text:span text:style-name="T53">.filter (fun x -&gt; x % </text:span><text:span text:style-name="T54">3</text:span><text:span text:style-name="T53"> = </text:span><text:span text:style-name="T54">0</text:span><text:span text:style-name="T53"> || x % </text:span><text:span text:style-name="T54">5</text:span><text:span text:style-name="T53"> = </text:span><text:span text:style-name="T54">0</text:span><text:span text:style-name="T53">)</text:span></text:p>
                <text:p><text:span text:style-name="T53">|&gt; </text:span><text:span text:style-name="T55">List</text:span><text:span text:style-name="T53">.sum</text:span></text:p>
                <text:p><text:span text:style-name="T53"/></text:p>
                <text:p><text:span text:style-name="T35"/></text:p>
              </text:list-item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map (</text:span><text:span text:style-name="T67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filter, map</text:p>
          </draw:text-box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4">let</text:span><text:span text:style-name="T53"> filter f </text:span><text:span text:style-name="T115">xs</text:span><text:span text:style-name="T53"> = </text:span><text:span text:style-name="T116">......</text:span></text:p>
                <text:p><text:span text:style-name="T53"/></text:p>
                <text:p><text:span text:style-name="T53"><text:s text:c="4"/></text:span></text:p>
              </text:list-item>
              <text:list-item>
                <text:p><text:span text:style-name="T116">(</text:span><text:span text:style-name="T115">X</text:span><text:span text:style-name="T116"> -&gt; bool) -&gt; </text:span><text:span text:style-name="T117">List&lt;X&gt;</text:span><text:span text:style-name="T116"> -&gt; List&lt;X&gt;</text:span></text:p>
                <text:p><text:span text:style-name="T116"/></text:p>
                <text:p><text:span text:style-name="T116"/></text:p>
                <text:p><text:span text:style-name="T116"/></text:p>
              </text:list-item>
              <text:list-item>
                <text:p><text:span text:style-name="T118">List</text:span><text:span text:style-name="T116">&lt;</text:span><text:span text:style-name="T115">X</text:span><text:span text:style-name="T116">&gt; filter(</text:span><text:span text:style-name="T114">Func</text:span><text:span text:style-name="T116">&lt;</text:span><text:span text:style-name="T115">X</text:span><text:span text:style-name="T116">,</text:span><text:span text:style-name="T114">bool</text:span><text:span text:style-name="T116">&gt; f, </text:span><text:span text:style-name="T118">List</text:span><text:span text:style-name="T116">&lt;</text:span><text:span text:style-name="T117">X</text:span><text:span text:style-name="T116">&gt; xs)</text:span></text:p>
                <text:p><text:span text:style-name="T116"/></text:p>
              </text:list-item>
              <text:list-item>
                <text:p><text:span text:style-name="T116">LINQ.Where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Filter</text:p>
          </draw:text-box>
        </draw:frame>
        <draw:line draw:style-name="gr32" draw:text-style-name="P8" draw:layer="layout" svg:x1="7.62cm" svg:y1="7.112cm" svg:x2="5.588cm" svg:y2="9.398cm">
          <text:p/>
        </draw:line>
        <draw:line draw:style-name="gr32" draw:text-style-name="P8" draw:layer="layout" svg:x1="9.398cm" svg:y1="7.112cm" svg:x2="10.922cm" svg:y2="9.398cm">
          <text:p/>
        </draw:line>
        <draw:line draw:style-name="gr32" draw:text-style-name="P8" draw:layer="layout" svg:x1="12.446cm" svg:y1="7.112cm" svg:x2="15.24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4">let</text:span><text:span text:style-name="T53"> map f </text:span><text:span text:style-name="T115">xs</text:span><text:span text:style-name="T53"> = </text:span><text:span text:style-name="T119">......</text:span></text:p>
                <text:p><text:span text:style-name="T53"/></text:p>
                <text:p><text:span text:style-name="T53"><text:s text:c="4"/></text:span></text:p>
              </text:list-item>
              <text:list-item>
                <text:p><text:span text:style-name="T116">(</text:span><text:span text:style-name="T115">X</text:span><text:span text:style-name="T116"> -&gt; </text:span><text:span text:style-name="T119">Y</text:span><text:span text:style-name="T116">) -&gt; </text:span><text:span text:style-name="T117">List&lt;X&gt;</text:span><text:span text:style-name="T116"> -&gt; </text:span><text:span text:style-name="T120">List&lt;Y&gt;</text:span></text:p>
                <text:p><text:span text:style-name="T116"/></text:p>
                <text:p><text:span text:style-name="T116"/></text:p>
                <text:p><text:span text:style-name="T116"/></text:p>
              </text:list-item>
              <text:list-item>
                <text:p><text:span text:style-name="T118">List</text:span><text:span text:style-name="T116">&lt;</text:span><text:span text:style-name="T121">Y</text:span><text:span text:style-name="T116">&gt; map(</text:span><text:span text:style-name="T114">Func</text:span><text:span text:style-name="T116">&lt;</text:span><text:span text:style-name="T115">X</text:span><text:span text:style-name="T116">,</text:span><text:span text:style-name="T121">Y</text:span><text:span text:style-name="T116">&gt; f, </text:span><text:span text:style-name="T118">List</text:span><text:span text:style-name="T116">&lt;</text:span><text:span text:style-name="T115">X</text:span><text:span text:style-name="T116">&gt; xs)</text:span></text:p>
                <text:p><text:span text:style-name="T116"/></text:p>
              </text:list-item>
              <text:list-item>
                <text:p><text:span text:style-name="T116">LINQ.Select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Map</text:p>
          </draw:text-box>
        </draw:frame>
        <draw:line draw:style-name="gr32" draw:text-style-name="P8" draw:layer="layout" svg:x1="6.858cm" svg:y1="7.112cm" svg:x2="4.826cm" svg:y2="9.398cm">
          <text:p/>
        </draw:line>
        <draw:line draw:style-name="gr32" draw:text-style-name="P8" draw:layer="layout" svg:x1="8.128cm" svg:y1="7.112cm" svg:x2="9.652cm" svg:y2="9.398cm">
          <text:p/>
        </draw:line>
        <draw:line draw:style-name="gr32" draw:text-style-name="P8" draw:layer="layout" svg:x1="11.176cm" svg:y1="7.112cm" svg:x2="13.97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Insurance Pricing Exampl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How much to charge a customer for an insurance product?</text:p>
                <text:p/>
              </text:list-item>
              <text:list-item>
                <text:p><text:span text:style-name="T41">let</text:span><text:span text:style-name="T21"> Price = ...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<text:span text:style-name="T41">let</text:span><text:span text:style-name="T21"> Price = </text:span></text:p>
                <text:p><text:span text:style-name="T21"><text:s text:c="4"/></text:span><text:span text:style-name="T21">......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e.g. Depends on Age.</text:p>
                <text:p/>
              </text:list-item>
              <text:list-item>
                <text:p><text:span text:style-name="T41">let</text:span><text:span text:style-name="T21"> Price age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2">int</text:span></text:p>
                <text:p><text:span text:style-name="T122"/></text:p>
                <text:p><text:span text:style-name="T122"/></text:p>
                <text:p><text:span text:style-name="T122"/></text:p>
                <text:p><text:span text:style-name="T122"/></text:p>
              </text:list-item>
              <text:list-item>
                <text:p><text:span text:style-name="T122">int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e.g. Depends on probability of injury.</text:p>
                <text:p/>
              </text:list-item>
              <text:list-item>
                <text:p><text:span text:style-name="T41">let</text:span><text:span text:style-name="T21"> Price age prob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2">int</text:span></text:p>
              </text:list-item>
              <text:list-item>
                <text:p><text:span text:style-name="T18">prob:</text:span><text:span text:style-name="T122"> double</text:span></text:p>
                <text:p><text:span text:style-name="T122"/></text:p>
                <text:p><text:span text:style-name="T122"/></text:p>
                <text:p><text:span text:style-name="T122"/></text:p>
              </text:list-item>
              <text:list-item>
                <text:p><text:span text:style-name="T122">int -&gt; double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What if the probability depends on <text:span text:style-name="T123">time</text:span>?</text:p>
                <text:p/>
              </text:list-item>
              <text:list-item>
                <text:p><text:span text:style-name="T41">let</text:span><text:span text:style-name="T21"> Price age </text:span><text:span text:style-name="T124">prob</text:span><text:span text:style-name="T21">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2">int</text:span></text:p>
              </text:list-item>
              <text:list-item>
                <text:p><text:span text:style-name="T124">prob</text:span><text:span text:style-name="T18">:</text:span><text:span text:style-name="T122"> </text:span><text:span text:style-name="T124">??????</text:span></text:p>
                <text:p><text:span text:style-name="T124"/></text:p>
                <text:p><text:span text:style-name="T124"/></text:p>
                <text:p><text:span text:style-name="T124"/></text:p>
              </text:list-item>
              <text:list-item>
                <text:p><text:span text:style-name="T122">int -&gt; </text:span><text:span text:style-name="T124">??????</text:span><text:span text:style-name="T122">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Pass in a function</text:p>
                <text:p/>
              </text:list-item>
              <text:list-item>
                <text:p><text:span text:style-name="T41">let</text:span><text:span text:style-name="T21"> Price age </text:span><text:span text:style-name="T125">probFunc</text:span><text:span text:style-name="T21">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2">int</text:span></text:p>
              </text:list-item>
              <text:list-item>
                <text:p><text:span text:style-name="T125">probFunc</text:span><text:span text:style-name="T18">:</text:span><text:span text:style-name="T122"> DateTime -&gt; double</text:span></text:p>
                <text:p><text:span text:style-name="T122"/></text:p>
                <text:p><text:span text:style-name="T122"/></text:p>
                <text:p><text:span text:style-name="T122"/></text:p>
              </text:list-item>
              <text:list-item>
                <text:p><text:span text:style-name="T122">int -&gt; (DateTime -&gt; double)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Newton’s Method Example</text:p>
          </draw:text-box>
        </draw:frame>
        <draw:frame draw:style-name="gr2" draw:text-style-name="P8" draw:layer="layout" svg:width="11.377cm" svg:height="3.968cm" svg:x="8.382cm" svg:y="5.08cm">
          <draw:image xlink:href="Pictures/10000000000001AE0000009684290411942BCA7E.png" xlink:type="simple" xlink:show="embed" xlink:actuate="onLoad">
            <text:p/>
          </draw:image>
        </draw:frame>
        <draw:frame draw:style-name="gr2" draw:text-style-name="P8" draw:layer="layout" svg:width="16.59cm" svg:height="8.308cm" svg:x="5.588cm" svg:y="9.98cm">
          <draw:image xlink:href="Pictures/10000000000002730000013A4F5C2E91747FE0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Newton’s Method Example</text:p>
          </draw:text-box>
        </draw:frame>
        <draw:frame presentation:style-name="pr14" draw:text-style-name="P36" draw:layer="layout" svg:width="24cm" svg:height="12.954cm" svg:x="2cm" svg:y="5.334cm" presentation:class="outline" presentation:user-transformed="true">
          <draw:text-box>
            <text:list text:style-name="L3">
              <text:list-header>
                <text:p><text:span text:style-name="T126"/></text:p>
                <text:p><text:span text:style-name="T126"/></text:p>
                <text:p><text:span text:style-name="T127"/></text:p>
                <text:p><text:span text:style-name="T127"/></text:p>
              </text:list-header>
              <text:list-item>
                <text:p><text:span text:style-name="T128">float</text:span><text:span text:style-name="T126"> -&gt; </text:span><text:span text:style-name="T129">Func</text:span><text:span text:style-name="T126"> -&gt; </text:span><text:span text:style-name="T130">Func</text:span><text:span text:style-name="T126"> -&gt; float</text:span></text:p>
                <text:p><text:span text:style-name="T126"/></text:p>
                <text:p><text:span text:style-name="T126"/></text:p>
              </text:list-item>
              <text:list-item>
                <text:p><text:span text:style-name="T127">let</text:span><text:span text:style-name="T126"> Newton </text:span><text:span text:style-name="T128">start</text:span><text:span text:style-name="T126"> </text:span><text:span text:style-name="T131">f</text:span><text:span text:style-name="T126"> </text:span><text:span text:style-name="T132">df</text:span><text:span text:style-name="T126"> =</text:span></text:p>
                <text:p><text:span text:style-name="T126"><text:s text:c="4"/></text:span><text:span text:style-name="T127">let</text:span><text:span text:style-name="T126"> </text:span><text:span text:style-name="T127">mutable</text:span><text:span text:style-name="T126"> </text:span><text:span text:style-name="T133">counter</text:span><text:span text:style-name="T126"> = </text:span><text:span text:style-name="T128">start</text:span></text:p>
                <text:p><text:span text:style-name="T126"><text:s text:c="4"/></text:span><text:span text:style-name="T127">while</text:span><text:span text:style-name="T126"> (......) </text:span><text:span text:style-name="T127">do</text:span><text:span text:style-name="T126"> </text:span></text:p>
                <text:p><text:span text:style-name="T126"><text:s text:c="8"/></text:span><text:span text:style-name="T133">counter</text:span><text:span text:style-name="T126"> &lt;- </text:span><text:span text:style-name="T133">counter</text:span><text:span text:style-name="T126"> - (</text:span><text:span text:style-name="T131">f</text:span><text:span text:style-name="T126"> </text:span><text:span text:style-name="T133">counter</text:span><text:span text:style-name="T126">) / (</text:span><text:span text:style-name="T132">df</text:span><text:span text:style-name="T126"> </text:span><text:span text:style-name="T133">counter</text:span><text:span text:style-name="T126">)</text:span></text:p>
                <text:p><text:span text:style-name="T126"/></text:p>
                <text:p><text:span text:style-name="T126"/></text:p>
              </text:list-item>
            </text:list>
          </draw:text-box>
        </draw:frame>
        <draw:frame draw:style-name="gr2" draw:text-style-name="P8" draw:layer="layout" svg:width="11.377cm" svg:height="3.968cm" svg:x="8.383cm" svg:y="5.08cm">
          <draw:image xlink:href="Pictures/10000000000001AE0000009684290411942BCA7E.png" xlink:type="simple" xlink:show="embed" xlink:actuate="onLoad">
            <text:p/>
          </draw:image>
        </draw:frame>
        <draw:line draw:style-name="gr32" draw:text-style-name="P8" draw:layer="layout" svg:x1="8.382cm" svg:y1="13.462cm" svg:x2="4.826cm" svg:y2="11.43cm">
          <text:p/>
        </draw:line>
        <draw:line draw:style-name="gr32" draw:text-style-name="P8" draw:layer="layout" svg:x1="9.906cm" svg:y1="13.462cm" svg:x2="8.128cm" svg:y2="11.43cm">
          <text:p/>
        </draw:line>
        <draw:line draw:style-name="gr32" draw:text-style-name="P8" draw:layer="layout" svg:x1="10.922cm" svg:y1="13.208cm" svg:x2="10.668cm" svg:y2="11.43cm">
          <text:p/>
        </draw:line>
        <presentation:notes draw:style-name="dp2">
          <draw:page-thumbnail draw:style-name="gr1" draw:layer="layout" svg:width="14.848cm" svg:height="11.136cm" svg:x="3.075cm" svg:y="2.257cm" draw:page-number="1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Impress1" presentation:presentation-page-layout-name="AL4T32">
        <office:forms form:automatic-focus="false" form:apply-design-mode="false"/>
        <draw:frame presentation:style-name="pr13" draw:text-style-name="P37" draw:layer="layout" svg:width="24.599cm" svg:height="16.26cm" svg:x="2cm" svg:y="0.836cm" presentation:class="subtitle">
          <draw:text-box>
            <text:p><text:span text:style-name="T134">Summa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ummary of Trick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hain/pipe functions as much as possible.</text:p>
                <text:p/>
              </text:list-item>
              <text:list-item>
                <text:p>Use partial application for get a new function.</text:p>
                <text:list>
                  <text:list-item>
                    <text:p>“this” keyword for special case (n-1)</text:p>
                  </text:list-item>
                </text:list>
                <text:p/>
              </text:list-item>
              <text:list-item>
                <text:p>Higher order functions. </text:p>
                <text:list>
                  <text:list-item>
                    <text:p>Use Functions as inputs and outpu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Future Topic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ets, Lists, Dictionary</text:p>
              </text:list-item>
              <text:list-item>
                <text:p>Pattern Matching</text:p>
              </text:list-item>
              <text:list-item>
                <text:p>Union Type, Tuples, Records</text:p>
              </text:list-item>
              <text:list-item>
                <text:p>Option Type (Missing/null Values)</text:p>
              </text:list-item>
              <text:list-item>
                <text:p>Async</text:p>
              </text:list-item>
              <text:list-item>
                <text:p>Impure Oper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Where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FSharpforfunandprofit blog</text:p>
                <text:list>
                  <text:list-item>
                    <text:p>https://fsharpforfunandprofit.com/</text:p>
                  </text:list-item>
                </text:list>
                <text:p/>
              </text:list-item>
              <text:list-item>
                <text:p>Real-World Functional Programming</text:p>
                <text:list>
                  <text:list-item>
                    <text:p>https://www.manning.com/books/real-world-functional-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Conference videos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Scott Wlaschin (author for F#forfunandprofit)</text:p>
                <text:list>
                  <text:list-item>
                    <text:p>Great tech educator.</text:p>
                  </text:list-item>
                  <text:list-item>
                    <text:p>Given many good talks during NDC Conference. (Available on Youtube)</text:p>
                    <text:p><text:s text:c="2"/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0.768cm" svg:height="6.076cm" svg:x="14.224cm" svg:y="4.343cm">
          <draw:image xlink:href="Pictures/100000000000027E00000168FBEE82A335574F4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How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SharpForFunAndProfit blog</text:p>
                <text:p/>
              </text:list-item>
              <text:list-item>
                <text:p>Try out Project Euler Questions.</text:p>
                <text:p/>
              </text:list-item>
              <text:list-item>
                <text:p>I have some training materials for inter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Sources (Who uses FP)</text:span></text:p>
          </draw:text-box>
        </draw:frame>
        <draw:frame presentation:style-name="pr5" draw:text-style-name="P13" draw:layer="layout" svg:width="24cm" svg:height="12.18cm" svg:x="2cm" svg:y="6cm" presentation:class="outline">
          <draw:text-box>
            <text:list text:style-name="L3">
              <text:list-item>
                <text:p><text:span text:style-name="T15">https://www.janestreet.com/technology/</text:span></text:p>
              </text:list-item>
              <text:list-item>
                <text:p><text:span text:style-name="T15">https://reasonml.github.io/</text:span></text:p>
              </text:list-item>
              <text:list-item>
                <text:p><text:span text:style-name="T15">https://fsharp.org/testimonials/</text:span></text:p>
              </text:list-item>
              <text:list-item>
                <text:p><text:span text:style-name="T15">https://devblogs.nvidia.com/jet-gpu-powered-fulfillment/</text:span></text:p>
              </text:list-item>
              <text:list-item>
                <text:p><text:span text:style-name="T15">https://www.scala-lang.org/old/node/1658</text:span></text:p>
              </text:list-item>
              <text:list-item>
                <text:p><text:span text:style-name="T15">https://clojure.org/community/companies</text:span></text:p>
              </text:list-item>
              <text:list-item>
                <text:p><text:span text:style-name="T15">https://www.slideshare.net/naughty_dog/statebased-scripting-in-uncharted-2-among-thiev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Impress1" presentation:presentation-page-layout-name="AL4T32">
        <office:forms form:automatic-focus="false" form:apply-design-mode="false"/>
        <draw:frame presentation:style-name="pr13" draw:text-style-name="P37" draw:layer="layout" svg:width="24.599cm" svg:height="16.26cm" svg:x="2cm" svg:y="0.836cm" presentation:class="subtitle">
          <draw:text-box>
            <text:p><text:span text:style-name="T134">Q&amp;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 draw:shadow-color="#000000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ffffff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ffffff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22:18:19.665000000</meta:creation-date>
    <meta:editing-duration>PT23H27M55S</meta:editing-duration>
    <meta:editing-cycles>321</meta:editing-cycles>
    <meta:generator>LibreOffice/5.4.6.2$Windows_X86_64 LibreOffice_project/4014ce260a04f1026ba855d3b8d91541c224eab8</meta:generator>
    <dc:date>2018-09-15T01:14:02.900000000</dc:date>
    <meta:document-statistic meta:object-count="56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